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application/binary" manifest:full-path="layout-cache"/>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content.xml"/>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meta.xml"/>
  <manifest:file-entry manifest:media-type="application/rdf+xml" manifest:full-path="manifest.rdf"/>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11"/>
  <manifest:file-entry manifest:media-type="" manifest:full-path="ObjectReplacements/Object 3"/>
  <manifest:file-entry manifest:media-type="application/x-openoffice-gdimetafile;windows_formatname=&quot;GDIMetaFile&quot;" manifest:full-path="ObjectReplacements/Object 12"/>
  <manifest:file-entry manifest:media-type=""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image/png" manifest:full-path="Thumbnails/thumbnail.png"/>
  <manifest:file-entry manifest:media-type="text/xml" manifest:full-path="settings.xml"/>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spreadsheet" manifest:version="1.2"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Standard" style:list-style-name="L1"/>
    <style:style style:name="P5" style:family="paragraph" style:parent-style-name="Text_20_body" style:list-style-name="L2">
      <style:text-properties fo:font-style="normal" style:font-style-asian="normal" style:font-style-complex="normal"/>
    </style:style>
    <style:style style:name="P6" style:family="paragraph" style:parent-style-name="Heading_20_2">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kub Holý</text:p>
      <text:p text:style-name="P1"><text:a xlink:type="simple" xlink:href="mailto:holyjak1@fit.cvut.cz">holyjak1@fit.cvut.cz</text:a></text:p>
      <text:p text:style-name="P2"/>
      <text:h text:style-name="P6" text:outline-level="2">MI-PAA</text:h>
      <text:h text:style-name="P6" text:outline-level="2">úkol č.4</text:h>
      <text:h text:style-name="P6" text:outline-level="2"/>
      <text:h text:style-name="Heading_20_2" text:outline-level="2">Zadání</text:h>
      <text:list xml:id="list1525418793" text:style-name="L1">
        <text:list-item>
          <text:p text:style-name="P4">Prozkoumejte citlivost metod řešení problému batohu na parametry instancí generovaných generátorem náhodných instancí. Máte-li podezření na další závislosti, modifikujte zdrojový tvar generátoru. </text:p>
        </text:list-item>
        <text:list-item>
          <text:p text:style-name="P4">Na základě zjištění navrhněte a proveďte experimentální vyhodnocení kvality řešení a výpočetní náročnosti </text:p>
        </text:list-item>
        <text:list-item>
          <text:p text:style-name="P4">Pozorujte zejména závislosti výpočetního času (B&amp;B, DP, heuristika) a rel. chyby (heuristika) na: </text:p>
          <text:list>
            <text:list-item>
              <text:p text:style-name="P4">maximální váze věcí </text:p>
            </text:list-item>
            <text:list-item>
              <text:p text:style-name="P4">maximální ceně věcí </text:p>
            </text:list-item>
            <text:list-item>
              <text:p text:style-name="P4">poměru kapacity batohu k sumární váze </text:p>
            </text:list-item>
            <text:list-item>
              <text:p text:style-name="P4">granularitě</text:p>
            </text:list-item>
          </text:list>
        </text:list-item>
      </text:list>
      <text:h text:style-name="Heading_20_2" text:outline-level="2">Řešení</text:h>
      <text:p text:style-name="Text_20_body"><text:tab/>K řešení byly použity programy vytvořené v předchozích úlohách, pouze s drobnými změnami. Pro implementaci byl použit jazyk C++ na platformě GNU/Linux. Údaje byly měřeny na desktopové stanici s dostatečným množstvím DDR2 1066MHz paměti, procesorem je Intel(R) Core(TM)2 Duo CPU E8400 @ 3.00GHz. V případě příliš krátkých časů byla měření opakována a vydělena svým počtem.</text:p>
      <text:p text:style-name="Text_20_body"><text:tab/>Pomocí dodaného generátoru instancí byly vygenerovány instance o velikosti 20 prvků, tato hodnota nebyla měněna, neboť proměnnou velikost instance jsem již měřil v předchozích úlohách.</text:p>
      <text:p text:style-name="Text_20_body"><text:tab/>Základní parametry pro vygenerování testovacích instancí jsem zvolil následující:</text:p>
      <text:p text:style-name="Text_20_body"><text:tab/><text:tab/><text:span text:style-name="T1">./gen -I _id_ -n 20 -N 25 -m 0.5 -W 100 -C 100 -k 1 -d 0</text:span></text:p>
      <text:p text:style-name="P3">Ostatní parametry se různě měnily, v závislosti na měřeném efektu veličiny.</text:p>
      <text:p text:style-name="P3">Hodnoty jednotlivých parametrů:</text:p>
      <text:list xml:id="list1854068703" text:style-name="L2">
        <text:list-item>
          <text:p text:style-name="P5">poměr kapacity batohu k sumární váze: 0,1; 0,3; 0,5; 0,7; 0,9 //(kap 1-5)</text:p>
        </text:list-item>
        <text:list-item>
          <text:p text:style-name="P5">max. cena věci: 10, 100, 1000, 10000, 100000 //(cena 1-5)</text:p>
        </text:list-item>
        <text:list-item>
          <text:p text:style-name="P5">max. váha věci: 10, 100, 1000, 10000, 100000 //(vaha 1-5)</text:p>
        </text:list-item>
        <text:list-item>
          <text:p text:style-name="P5">pro každou granularitu </text:p>
          <text:list>
            <text:list-item>
              <text:p text:style-name="P5">-1 [granumin] – především malé věci</text:p>
            </text:list-item>
            <text:list-item>
              <text:p text:style-name="P5">+1 [granlus] – především velké věci</text:p>
              <text:p text:style-name="P5">jsem použil následující exponenty:</text:p>
              <text:list>
                <text:list-item>
                  <text:p text:style-name="P5">0,2; 0,4; 0,6; 0,8; 1,0; 1,2; 1,4; 1,6; 1,8; 2,0 <text:s/>//(1-10)</text:p>
                </text:list-item>
              </text:list>
            </text:list-item>
          </text:list>
        </text:list-item>
      </text:list>
      <text:h text:style-name="Heading_20_2" text:outline-level="2"><text:soft-page-break/>Naměřené výsledky</text:h>
      <text:h text:style-name="Heading_20_4" text:outline-level="4">Čas – dynamické programování [s]</text:h>
      <text:p text:style-name="Text_20_body"><draw:frame draw:style-name="fr1" draw:name="Objekt1" text:anchor-type="paragraph" svg:x="3.593cm" svg:y="0.009cm" svg:width="6.355cm" svg:height="15.746cm" draw:z-index="0"><draw:object xlink:href="./Object 1" xlink:type="simple" xlink:show="embed" xlink:actuate="onLoad"/><draw:image xlink:href="./ObjectReplacements/Object 1" xlink:type="simple" xlink:show="embed" xlink:actuate="onLoad"/></draw:frame></text:p>
      <text:p text:style-name="Text_20_body"/>
      <text:p text:style-name="Text_20_body"/>
      <text:h text:style-name="Heading_20_4" text:outline-level="4"><text:soft-page-break/>Čas – Branch and Bounds [s]</text:h>
      <text:p text:style-name="Text_20_body"><draw:frame draw:style-name="fr1" draw:name="Objekt2" text:anchor-type="paragraph" svg:x="2.413cm" svg:y="0.268cm" svg:width="6.355cm" svg:height="15.746cm" draw:z-index="1"><draw:object xlink:href="./Object 2" xlink:type="simple" xlink:show="embed" xlink:actuate="onLoad"/><draw:image xlink:href="./ObjectReplacements/Object 2" xlink:type="simple" xlink:show="embed" xlink:actuate="onLoad"/></draw:frame></text:p>
      <text:p text:style-name="Text_20_body"/>
      <text:p text:style-name="Text_20_body"/>
      <text:p text:style-name="Text_20_body"/>
      <text:h text:style-name="Heading_20_4" text:outline-level="4"><text:soft-page-break/>Čas – Poměrová heuristika [s]</text:h>
      <text:p text:style-name="Text_20_body"><draw:frame draw:style-name="fr1" draw:name="Objekt3" text:anchor-type="paragraph" svg:x="4.048cm" svg:y="0.344cm" svg:width="6.355cm" svg:height="15.746cm" draw:z-index="2"><draw:object xlink:href="./Object 3" xlink:type="simple" xlink:show="embed" xlink:actuate="onLoad"/><draw:image xlink:href="./ObjectReplacements/Object 3" xlink:type="simple" xlink:show="embed" xlink:actuate="onLoad"/></draw:frame></text:p>
      <text:h text:style-name="Heading_20_4" text:outline-level="4"><text:soft-page-break/>Průměrná a maximální chyba u heuristiky</text:h>
      <text:p text:style-name="Text_20_body"><draw:frame draw:style-name="fr2" draw:name="Objekt4" text:anchor-type="paragraph" svg:x="1.789cm" svg:y="0.213cm" svg:width="13.423cm" svg:height="16.196cm" draw:z-index="3"><draw:object xlink:href="./Object 4" xlink:type="simple" xlink:show="embed" xlink:actuate="onLoad"/><draw:image xlink:href="./ObjectReplacements/Object 4" xlink:type="simple" xlink:show="embed" xlink:actuate="onLoad"/></draw:frame></text:p>
      <text:h text:style-name="Heading_20_4" text:outline-level="4"><text:soft-page-break/>Průměrná a maximální chyba heuristiky v grafech</text:h>
      <text:p text:style-name="Text_20_body"><draw:frame draw:style-name="fr3" draw:name="Objekt5" text:anchor-type="paragraph" svg:width="15.998cm" svg:height="8.999cm" draw:z-index="4"><draw:object xlink:href="./Object 5" xlink:type="simple" xlink:show="embed" xlink:actuate="onLoad"/><draw:image xlink:href="./ObjectReplacements/Object 5" xlink:type="simple" xlink:show="embed" xlink:actuate="onLoad"/></draw:frame></text:p>
      <text:p text:style-name="Text_20_body"><draw:frame draw:style-name="fr2" draw:name="Objekt6" text:anchor-type="paragraph" svg:x="0.501cm" svg:y="-0.071cm" svg:width="15.998cm" svg:height="8.999cm" draw:z-index="5"><draw:object xlink:href="./Object 6" xlink:type="simple" xlink:show="embed" xlink:actuate="onLoad"/><draw:image xlink:href="./ObjectReplacements/Object 6" xlink:type="simple" xlink:show="embed" xlink:actuate="onLoad"/></draw:frame></text:p>
      <text:p text:style-name="Text_20_body"/>
      <text:p text:style-name="Text_20_body"/>
      <text:p text:style-name="Text_20_body"><draw:frame draw:style-name="fr2" draw:name="Objekt7" text:anchor-type="paragraph" svg:x="0.961cm" svg:y="0.55cm" svg:width="15.991cm" svg:height="8.999cm" draw:z-index="6"><draw:object xlink:href="./Object 7" xlink:type="simple" xlink:show="embed" xlink:actuate="onLoad"/><draw:image xlink:href="./ObjectReplacements/Object 7" xlink:type="simple" xlink:show="embed" xlink:actuate="onLoad"/></draw:frame><text:soft-page-break/></text:p>
      <text:p text:style-name="Text_20_body"/>
      <text:p text:style-name="Text_20_body"/>
      <text:p text:style-name="Text_20_body"><draw:frame draw:style-name="fr4" draw:name="Objekt8" text:anchor-type="paragraph" svg:width="16.021cm" svg:height="8.998cm" draw:z-index="7"><draw:object xlink:href="./Object 8" xlink:type="simple" xlink:show="embed" xlink:actuate="onLoad"/><draw:image xlink:href="./ObjectReplacements/Object 8" xlink:type="simple" xlink:show="embed" xlink:actuate="onLoad"/></draw:frame></text:p>
      <text:p text:style-name="Text_20_body"/>
      <text:p text:style-name="Text_20_body"/>
      <text:p text:style-name="Text_20_body"><draw:frame draw:style-name="fr2" draw:name="Objekt9" text:anchor-type="paragraph" svg:x="0.621cm" svg:y="-0.169cm" svg:width="15.998cm" svg:height="8.999cm" draw:z-index="8"><draw:object xlink:href="./Object 9" xlink:type="simple" xlink:show="embed" xlink:actuate="onLoad"/><draw:image xlink:href="./ObjectReplacements/Object 9" xlink:type="simple" xlink:show="embed" xlink:actuate="onLoad"/></draw:frame><text:soft-page-break/></text:p>
      <text:p text:style-name="Text_20_body"/>
      <text:p text:style-name="Text_20_body"><draw:frame draw:style-name="fr4" draw:name="Objekt10" text:anchor-type="paragraph" svg:width="15.998cm" svg:height="8.999cm" draw:z-index="9"><draw:object xlink:href="./Object 10" xlink:type="simple" xlink:show="embed" xlink:actuate="onLoad"/><draw:image xlink:href="./ObjectReplacements/Object 10" xlink:type="simple" xlink:show="embed" xlink:actuate="onLoad"/></draw:frame></text:p>
      <text:p text:style-name="Text_20_body">V těchto datech/grafech nedošlo k žádným neočekávaným událostem, i ta maximální špička v kap1 je pravděpodobná, neboť při velmi malém batohu je možné že heuristika poměru snadno vybere jinou variantu než je optimální. Nicméně i tak vyšla heuristika v průměru velmi dobře.</text:p>
      <text:p text:style-name="Text_20_body">Čas výpočtu této heuristiky nemá cenu srovnávat, jelikož pro jednu velikost instance už ze své podstaty konstantní.</text:p>
      <text:p text:style-name="Text_20_body"/>
      <text:p text:style-name="Text_20_body"/>
      <text:p text:style-name="Text_20_body"/>
      <text:p text:style-name="Text_20_body"/>
      <text:p text:style-name="Text_20_body"><text:soft-page-break/>Citlivosti algoritmů na jednotlivé parametry</text:p>
      <text:p text:style-name="Text_20_body"/>
      <text:p text:style-name="Text_20_body"><draw:frame draw:style-name="fr4" draw:name="Objekt11" text:anchor-type="paragraph" svg:width="15.998cm" svg:height="8.999cm" draw:z-index="10"><draw:object xlink:href="./Object 11" xlink:type="simple" xlink:show="embed" xlink:actuate="onLoad"/><draw:image xlink:href="./ObjectReplacements/Object 11" xlink:type="simple" xlink:show="embed" xlink:actuate="onLoad"/></draw:frame></text:p>
      <text:p text:style-name="Text_20_body"/>
      <text:p text:style-name="Text_20_body"><draw:frame draw:style-name="fr4" draw:name="Objekt12" text:anchor-type="paragraph" svg:width="15.998cm" svg:height="8.999cm" draw:z-index="11"><draw:object xlink:href="./Object 12" xlink:type="simple" xlink:show="embed" xlink:actuate="onLoad"/><draw:image xlink:href="./ObjectReplacements/Object 1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Objekt13" text:anchor-type="paragraph" svg:width="15.998cm" svg:height="8.999cm" draw:z-index="12"><draw:object xlink:href="./Object 13" xlink:type="simple" xlink:show="embed" xlink:actuate="onLoad"/><draw:image xlink:href="./ObjectReplacements/Object 13" xlink:type="simple" xlink:show="embed" xlink:actuate="onLoad"/></draw:frame></text:p>
      <text:p text:style-name="Text_20_body"/>
      <text:p text:style-name="Text_20_body"><draw:frame draw:style-name="fr4" draw:name="Objekt14" text:anchor-type="paragraph" svg:width="15.998cm" svg:height="8.999cm" draw:z-index="13"><draw:object xlink:href="./Object 14" xlink:type="simple" xlink:show="embed" xlink:actuate="onLoad"/><draw:image xlink:href="./ObjectReplacements/Object 14" xlink:type="simple" xlink:show="embed" xlink:actuate="onLoad"/></draw:frame></text:p>
      <text:p text:style-name="Text_20_body"/>
      <text:p text:style-name="Text_20_body"><draw:frame draw:style-name="fr5" draw:name="Objekt15" text:anchor-type="paragraph" svg:width="15.991cm" svg:height="8.998cm" draw:z-index="14"><draw:object xlink:href="./Object 15" xlink:type="simple" xlink:show="embed" xlink:actuate="onLoad"/><draw:image xlink:href="./ObjectReplacements/Object 15" xlink:type="simple" xlink:show="embed" xlink:actuate="onLoad"/></draw:frame><text:soft-page-break/></text:p>
      <text:p text:style-name="Text_20_body">Z grafů vyplývá, že algoritmy jsou necitlivé na většinu měřených veličin.</text:p>
      <text:p text:style-name="Text_20_body">Dynamické programování vypadá že je citlivé na zvětšenou maximální váhu předmětů – tomu tak ve skutečnosti není. S rostoucí maximální povolenou hodnotou hmotnosti jedné věci roste v generátoru taktéž celková kapacita batohu, aby do něj bylo možné některé prvky vůbec vložit. Na samotný růst maximální ceny prvku tedy algoritmus citlivý není, ale vzhledem ke zvolené dekompozici je citlivý na růst celkové velikosti batohu.</text:p>
      <text:p text:style-name="Text_20_body">Algoritmus Branch and Bound je citlivý na omezování kapacity batohu – čím více je zmenšena kapacita, tím snáze je možné v daném stromu stavů prořezávat, neboť je jisté, že už se do malého batohu již nic nevejde.</text:p>
      <text:p text:style-name="Text_20_body"/>
      <text:p text:style-name="Text_20_body"/>
      <text:p text:style-name="Text_20_body"/>
      <text:h text:style-name="Heading_20_2" text:outline-level="2">Závěr</text:h>
      <text:p text:style-name="Text_20_body">Algoritmy nejsou příliš citlivé na data, každý z nich má na něco citlivost, nicméně na obecných datech bych oba viděl jako ekvivalentní, použití bych volil podle paměťových možností – je-li paměti dostatek tak dynamické programování, jinak Branch and Bound.</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2T21:36:14</meta:creation-date>
    <dc:date>2012-02-09T17:16:16</dc:date>
    <meta:editing-duration>PT2H19M9S</meta:editing-duration>
    <meta:editing-cycles>15</meta:editing-cycles>
    <meta:generator>LibreOffice/3.4$Unix LibreOffice_project/340m1$Build-1206</meta:generator>
    <meta:document-statistic meta:table-count="0" meta:image-count="0" meta:object-count="15" meta:page-count="11" meta:paragraph-count="41" meta:word-count="513" meta:character-count="3324" meta:non-whitespace-character-count="28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text-properties style:text-position=""/>
    </style:style>
    <style:style style:name="ce2" style:family="table-cell" style:parent-style-name="Default" style:data-style-name="N111"/>
  </office:automatic-styles>
  <office:body>
    <office:spreadsheet>
      <table:table table:name="List1" table:style-name="ta1">
        <table:table-column table:style-name="co1" table:number-columns-repeated="6" table:default-cell-style-name="Default"/>
        <table:table-column table:style-name="co2" table:default-cell-style-name="Default"/>
        <table:table-row table:style-name="ro1" table:number-rows-repeated="112">
          <table:table-cell table:number-columns-repeated="7"/>
        </table:table-row>
        <table:table-row table:style-name="ro1">
          <table:table-cell table:number-columns-repeated="5"/>
          <table:table-cell office:value-type="string">
            <text:p>cena1</text:p>
          </table:table-cell>
          <table:table-cell table:style-name="ce2" office:value-type="float" office:value="0.000026409311294556">
            <text:p>0,000026409311294556</text:p>
          </table:table-cell>
        </table:table-row>
        <table:table-row table:style-name="ro1">
          <table:table-cell table:number-columns-repeated="5"/>
          <table:table-cell office:value-type="string">
            <text:p>cena2</text:p>
          </table:table-cell>
          <table:table-cell table:style-name="ce2" office:value-type="float" office:value="0.000026082859039307">
            <text:p>0,000026082859039307</text:p>
          </table:table-cell>
        </table:table-row>
        <table:table-row table:style-name="ro1">
          <table:table-cell table:number-columns-repeated="5"/>
          <table:table-cell office:value-type="string">
            <text:p>cena3</text:p>
          </table:table-cell>
          <table:table-cell table:style-name="ce2" office:value-type="float" office:value="0.000026202983856201">
            <text:p>0,000026202983856201</text:p>
          </table:table-cell>
        </table:table-row>
        <table:table-row table:style-name="ro1">
          <table:table-cell table:number-columns-repeated="5"/>
          <table:table-cell office:value-type="string">
            <text:p>cena4</text:p>
          </table:table-cell>
          <table:table-cell table:style-name="ce2" office:value-type="float" office:value="0.000026283149719238">
            <text:p>0,000026283149719238</text:p>
          </table:table-cell>
        </table:table-row>
        <table:table-row table:style-name="ro1">
          <table:table-cell table:number-columns-repeated="5"/>
          <table:table-cell office:value-type="string">
            <text:p>cena5</text:p>
          </table:table-cell>
          <table:table-cell table:style-name="ce2" office:value-type="float" office:value="0.000026132154464722">
            <text:p>0,000026132154464722</text:p>
          </table:table-cell>
        </table:table-row>
        <table:table-row table:style-name="ro1">
          <table:table-cell table:number-columns-repeated="5"/>
          <table:table-cell office:value-type="string">
            <text:p>granlus1</text:p>
          </table:table-cell>
          <table:table-cell table:style-name="ce2" office:value-type="float" office:value="0.000028065500259399">
            <text:p>0,000028065500259399</text:p>
          </table:table-cell>
        </table:table-row>
        <table:table-row table:style-name="ro1">
          <table:table-cell table:number-columns-repeated="5"/>
          <table:table-cell office:value-type="string">
            <text:p>granlus2</text:p>
          </table:table-cell>
          <table:table-cell table:style-name="ce2" office:value-type="float" office:value="0.000030375156402588">
            <text:p>0,000030375156402588</text:p>
          </table:table-cell>
        </table:table-row>
        <table:table-row table:style-name="ro1">
          <table:table-cell table:number-columns-repeated="5"/>
          <table:table-cell office:value-type="string">
            <text:p>granlus3</text:p>
          </table:table-cell>
          <table:table-cell table:style-name="ce2" office:value-type="float" office:value="0.000032620553970337">
            <text:p>0,000032620553970337</text:p>
          </table:table-cell>
        </table:table-row>
        <table:table-row table:style-name="ro1">
          <table:table-cell table:number-columns-repeated="5"/>
          <table:table-cell office:value-type="string">
            <text:p>granlus4</text:p>
          </table:table-cell>
          <table:table-cell table:style-name="ce2" office:value-type="float" office:value="0.000034236431121826">
            <text:p>0,000034236431121826</text:p>
          </table:table-cell>
        </table:table-row>
        <table:table-row table:style-name="ro1">
          <table:table-cell table:number-columns-repeated="5"/>
          <table:table-cell office:value-type="string">
            <text:p>granlus5</text:p>
          </table:table-cell>
          <table:table-cell table:style-name="ce2" office:value-type="float" office:value="0.000036858348846436">
            <text:p>0,000036858348846436</text:p>
          </table:table-cell>
        </table:table-row>
        <table:table-row table:style-name="ro1">
          <table:table-cell table:number-columns-repeated="5"/>
          <table:table-cell office:value-type="string">
            <text:p>granlus6</text:p>
          </table:table-cell>
          <table:table-cell table:style-name="ce2" office:value-type="float" office:value="0.000038198041915894">
            <text:p>0,000038198041915894</text:p>
          </table:table-cell>
        </table:table-row>
        <table:table-row table:style-name="ro1">
          <table:table-cell table:number-columns-repeated="5"/>
          <table:table-cell office:value-type="string">
            <text:p>granlus7</text:p>
          </table:table-cell>
          <table:table-cell table:style-name="ce2" office:value-type="float" office:value="0.000039427652359009">
            <text:p>0,000039427652359009</text:p>
          </table:table-cell>
        </table:table-row>
        <table:table-row table:style-name="ro1">
          <table:table-cell table:number-columns-repeated="5"/>
          <table:table-cell office:value-type="string">
            <text:p>granlus8</text:p>
          </table:table-cell>
          <table:table-cell table:style-name="ce2" office:value-type="float" office:value="0.000039574518203735">
            <text:p>0,000039574518203735</text:p>
          </table:table-cell>
        </table:table-row>
        <table:table-row table:style-name="ro1">
          <table:table-cell table:number-columns-repeated="5"/>
          <table:table-cell office:value-type="string">
            <text:p>granlus9</text:p>
          </table:table-cell>
          <table:table-cell table:style-name="ce2" office:value-type="float" office:value="0.000040763216018677">
            <text:p>0,000040763216018677</text:p>
          </table:table-cell>
        </table:table-row>
        <table:table-row table:style-name="ro1">
          <table:table-cell table:number-columns-repeated="5"/>
          <table:table-cell office:value-type="string">
            <text:p>granlus10</text:p>
          </table:table-cell>
          <table:table-cell table:style-name="ce2" office:value-type="float" office:value="0.000040663194656372">
            <text:p>0,000040663194656372</text:p>
          </table:table-cell>
        </table:table-row>
        <table:table-row table:style-name="ro1">
          <table:table-cell table:number-columns-repeated="5"/>
          <table:table-cell office:value-type="string">
            <text:p>granmin1</text:p>
          </table:table-cell>
          <table:table-cell table:style-name="ce2" office:value-type="float" office:value="0.000023245840072632">
            <text:p>0,000023245840072632</text:p>
          </table:table-cell>
        </table:table-row>
        <table:table-row table:style-name="ro1">
          <table:table-cell table:number-columns-repeated="5"/>
          <table:table-cell office:value-type="string">
            <text:p>granmin2</text:p>
          </table:table-cell>
          <table:table-cell table:style-name="ce2" office:value-type="float" office:value="0.000022001371383667">
            <text:p>0,000022001371383667</text:p>
          </table:table-cell>
        </table:table-row>
        <table:table-row table:style-name="ro1">
          <table:table-cell table:number-columns-repeated="5"/>
          <table:table-cell office:value-type="string">
            <text:p>granmin3</text:p>
          </table:table-cell>
          <table:table-cell table:style-name="ce2" office:value-type="float" office:value="0.000020401926040649">
            <text:p>0,000020401926040649</text:p>
          </table:table-cell>
        </table:table-row>
        <table:table-row table:style-name="ro1">
          <table:table-cell table:number-columns-repeated="5"/>
          <table:table-cell office:value-type="string">
            <text:p>granmin4</text:p>
          </table:table-cell>
          <table:table-cell table:style-name="ce2" office:value-type="float" office:value="0.000017760362625122">
            <text:p>0,000017760362625122</text:p>
          </table:table-cell>
        </table:table-row>
        <table:table-row table:style-name="ro1">
          <table:table-cell table:number-columns-repeated="5"/>
          <table:table-cell office:value-type="string">
            <text:p>granmin5</text:p>
          </table:table-cell>
          <table:table-cell table:style-name="ce2" office:value-type="float" office:value="0.00001525218963623">
            <text:p>0,000015252189636230</text:p>
          </table:table-cell>
        </table:table-row>
        <table:table-row table:style-name="ro1">
          <table:table-cell table:number-columns-repeated="5"/>
          <table:table-cell office:value-type="string">
            <text:p>granmin6</text:p>
          </table:table-cell>
          <table:table-cell table:style-name="ce2" office:value-type="float" office:value="0.000014656963348389">
            <text:p>0,000014656963348389</text:p>
          </table:table-cell>
        </table:table-row>
        <table:table-row table:style-name="ro1">
          <table:table-cell table:number-columns-repeated="5"/>
          <table:table-cell office:value-type="string">
            <text:p>granmin7</text:p>
          </table:table-cell>
          <table:table-cell table:style-name="ce2" office:value-type="float" office:value="0.000013293809890747">
            <text:p>0,000013293809890747</text:p>
          </table:table-cell>
        </table:table-row>
        <table:table-row table:style-name="ro1">
          <table:table-cell table:number-columns-repeated="5"/>
          <table:table-cell office:value-type="string">
            <text:p>granmin8</text:p>
          </table:table-cell>
          <table:table-cell table:style-name="ce2" office:value-type="float" office:value="0.000012390766143799">
            <text:p>0,000012390766143799</text:p>
          </table:table-cell>
        </table:table-row>
        <table:table-row table:style-name="ro1">
          <table:table-cell table:number-columns-repeated="5"/>
          <table:table-cell office:value-type="string">
            <text:p>granmin9</text:p>
          </table:table-cell>
          <table:table-cell table:style-name="ce2" office:value-type="float" office:value="0.000011859884262085">
            <text:p>0,000011859884262085</text:p>
          </table:table-cell>
        </table:table-row>
        <table:table-row table:style-name="ro1">
          <table:table-cell table:number-columns-repeated="5"/>
          <table:table-cell office:value-type="string">
            <text:p>granmin10</text:p>
          </table:table-cell>
          <table:table-cell table:style-name="ce2" office:value-type="float" office:value="0.000010653085708618">
            <text:p>0,000010653085708618</text:p>
          </table:table-cell>
        </table:table-row>
        <table:table-row table:style-name="ro1">
          <table:table-cell table:number-columns-repeated="5"/>
          <table:table-cell office:value-type="string">
            <text:p>kap1</text:p>
          </table:table-cell>
          <table:table-cell table:style-name="ce2" office:value-type="float" office:value="0.000006959845542908">
            <text:p>0,000006959845542908</text:p>
          </table:table-cell>
        </table:table-row>
        <table:table-row table:style-name="ro1">
          <table:table-cell table:number-columns-repeated="5"/>
          <table:table-cell office:value-type="string">
            <text:p>kap2</text:p>
          </table:table-cell>
          <table:table-cell table:style-name="ce2" office:value-type="float" office:value="0.000017233810424805">
            <text:p>0,000017233810424805</text:p>
          </table:table-cell>
        </table:table-row>
        <table:table-row table:style-name="ro1">
          <table:table-cell table:number-columns-repeated="5"/>
          <table:table-cell office:value-type="string">
            <text:p>kap3</text:p>
          </table:table-cell>
          <table:table-cell table:style-name="ce2" office:value-type="float" office:value="0.000026080236434937">
            <text:p>0,000026080236434937</text:p>
          </table:table-cell>
        </table:table-row>
        <table:table-row table:style-name="ro1">
          <table:table-cell table:number-columns-repeated="5"/>
          <table:table-cell office:value-type="string">
            <text:p>kap4</text:p>
          </table:table-cell>
          <table:table-cell table:style-name="ce2" office:value-type="float" office:value="0.00003463357925415">
            <text:p>0,000034633579254150</text:p>
          </table:table-cell>
        </table:table-row>
        <table:table-row table:style-name="ro1">
          <table:table-cell table:number-columns-repeated="5"/>
          <table:table-cell office:value-type="string">
            <text:p>kap5</text:p>
          </table:table-cell>
          <table:table-cell table:style-name="ce2" office:value-type="float" office:value="0.000042500762939453">
            <text:p>0,000042500762939453</text:p>
          </table:table-cell>
        </table:table-row>
        <table:table-row table:style-name="ro1">
          <table:table-cell table:number-columns-repeated="5"/>
          <table:table-cell office:value-type="string">
            <text:p>vaha1</text:p>
          </table:table-cell>
          <table:table-cell table:style-name="ce2" office:value-type="float" office:value="0.0000261900806427">
            <text:p>0,000026190080642700</text:p>
          </table:table-cell>
        </table:table-row>
        <table:table-row table:style-name="ro1">
          <table:table-cell table:number-columns-repeated="5"/>
          <table:table-cell office:value-type="string">
            <text:p>vaha2</text:p>
          </table:table-cell>
          <table:table-cell table:style-name="ce2" office:value-type="float" office:value="0.000213997173309326">
            <text:p>0,000213997173309326</text:p>
          </table:table-cell>
        </table:table-row>
        <table:table-row table:style-name="ro1">
          <table:table-cell table:number-columns-repeated="5"/>
          <table:table-cell office:value-type="string">
            <text:p>vaha3</text:p>
          </table:table-cell>
          <table:table-cell table:style-name="ce2" office:value-type="float" office:value="0.0028231201171875">
            <text:p>0,002823120117187500</text:p>
          </table:table-cell>
        </table:table-row>
        <table:table-row table:style-name="ro1">
          <table:table-cell table:number-columns-repeated="5"/>
          <table:table-cell office:value-type="string">
            <text:p>vaha4</text:p>
          </table:table-cell>
          <table:table-cell table:style-name="ce2" office:value-type="float" office:value="0.0368413162231445">
            <text:p>0,036841316223144500</text:p>
          </table:table-cell>
        </table:table-row>
        <table:table-row table:style-name="ro1">
          <table:table-cell table:number-columns-repeated="5"/>
          <table:table-cell office:value-type="string">
            <text:p>vaha5</text:p>
          </table:table-cell>
          <table:table-cell table:style-name="ce2" office:value-type="float" office:value="0.364396371841431">
            <text:p>0,3643963718414310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Arial" style:language-asian="zh" style:country-asian="CN" style:font-name-complex="Arial"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18" number:min-integer-digits="0" number:grouping="true"/>
    </number:number-style>
    <number:number-style style:name="N111">
      <number:number number:decimal-places="18" number:min-integer-digits="1" number:grouping="true"/>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9.02.2012</text:date>, <text:time>06:49:1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951cm" style:legend-expansion="high" chart:style-name="ch2"/>
        <chart:plot-area chart:style-name="ch3" chart:data-source-has-labels="both" svg:x="1.33cm" svg:y="0.851cm" svg:width="12.217cm" svg:height="6.988cm">
          <chartooo:coordinate-region svg:x="5.206cm" svg:y="1.051cm" svg:width="8.341cm" svg:height="5.743cm"/>
          <chart:axis chart:dimension="x" chart:name="primary-x" chart:style-name="ch4" chartooo:axis-type="auto">
            <chartooo:date-scale/>
            <chart:title svg:x="6.838cm" svg:y="8.018cm" chart:style-name="ch5">
              <text:p>dataset</text:p>
            </chart:title>
            <chart:categories table:cell-range-address="local-table.$A$2:.$A$36"/>
          </chart:axis>
          <chart:axis chart:dimension="y" chart:name="primary-y" chart:style-name="ch6">
            <chart:title svg:x="0.451cm" svg:y="5.09cm" chart:style-name="ch7">
              <text:p>chyba [%]</text:p>
            </chart:title>
            <chart:grid chart:style-name="ch8" chart:class="major"/>
          </chart:axis>
          <chart:series chart:style-name="ch9" chart:values-cell-range-address="local-table.$B$2:.$B$36" chart:label-cell-address="local-table.$B$1" chart:class="chart:bar">
            <chart:data-point chart:repeated="35"/>
          </chart:series>
          <chart:series chart:style-name="ch10" chart:values-cell-range-address="local-table.$C$2:.$C$36" chart:label-cell-address="local-table.$C$1" chart:class="chart:bar">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cena1</text:p>
              </table:table-cell>
              <table:table-cell office:value-type="float" office:value="0.009012967024179">
                <text:p>0.009012967024179</text:p>
              </table:table-cell>
              <table:table-cell office:value-type="float" office:value="0.042105263157895">
                <text:p>0.042105263157895</text:p>
              </table:table-cell>
            </table:table-row>
            <table:table-row>
              <table:table-cell office:value-type="string">
                <text:p>cena2</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cena3</text:p>
              </table:table-cell>
              <table:table-cell office:value-type="float" office:value="0.0075093781790685">
                <text:p>0.0075093781790685</text:p>
              </table:table-cell>
              <table:table-cell office:value-type="float" office:value="0.044390637610977">
                <text:p>0.044390637610977</text:p>
              </table:table-cell>
            </table:table-row>
            <table:table-row>
              <table:table-cell office:value-type="string">
                <text:p>cena4</text:p>
              </table:table-cell>
              <table:table-cell office:value-type="float" office:value="0.0059415982199109">
                <text:p>0.0059415982199109</text:p>
              </table:table-cell>
              <table:table-cell office:value-type="float" office:value="0.056121753615507">
                <text:p>0.056121753615507</text:p>
              </table:table-cell>
            </table:table-row>
            <table:table-row>
              <table:table-cell office:value-type="string">
                <text:p>cena5</text:p>
              </table:table-cell>
              <table:table-cell office:value-type="float" office:value="0.0067786084967244">
                <text:p>0.0067786084967244</text:p>
              </table:table-cell>
              <table:table-cell office:value-type="float" office:value="0.036797008510124">
                <text:p>0.036797008510124</text:p>
              </table:table-cell>
            </table:table-row>
            <table:table-row>
              <table:table-cell office:value-type="string">
                <text:p>granlus1</text:p>
              </table:table-cell>
              <table:table-cell office:value-type="float" office:value="0.0067976905463267">
                <text:p>0.0067976905463267</text:p>
              </table:table-cell>
              <table:table-cell office:value-type="float" office:value="0.028860028860029">
                <text:p>0.028860028860029</text:p>
              </table:table-cell>
            </table:table-row>
            <table:table-row>
              <table:table-cell office:value-type="string">
                <text:p>granlus2</text:p>
              </table:table-cell>
              <table:table-cell office:value-type="float" office:value="0.0072971240205204">
                <text:p>0.0072971240205204</text:p>
              </table:table-cell>
              <table:table-cell office:value-type="float" office:value="0.047729918509895">
                <text:p>0.047729918509895</text:p>
              </table:table-cell>
            </table:table-row>
            <table:table-row>
              <table:table-cell office:value-type="string">
                <text:p>granlus3</text:p>
              </table:table-cell>
              <table:table-cell office:value-type="float" office:value="0.0058301690014892">
                <text:p>0.0058301690014892</text:p>
              </table:table-cell>
              <table:table-cell office:value-type="float" office:value="0.027465667915106">
                <text:p>0.027465667915106</text:p>
              </table:table-cell>
            </table:table-row>
            <table:table-row>
              <table:table-cell office:value-type="string">
                <text:p>granlus4</text:p>
              </table:table-cell>
              <table:table-cell office:value-type="float" office:value="0.0099540829980244">
                <text:p>0.0099540829980244</text:p>
              </table:table-cell>
              <table:table-cell office:value-type="float" office:value="0.048411497730711">
                <text:p>0.048411497730711</text:p>
              </table:table-cell>
            </table:table-row>
            <table:table-row>
              <table:table-cell office:value-type="string">
                <text:p>granlus5</text:p>
              </table:table-cell>
              <table:table-cell office:value-type="float" office:value="0.0050159104146453">
                <text:p>0.0050159104146453</text:p>
              </table:table-cell>
              <table:table-cell office:value-type="float" office:value="0.029374201787995">
                <text:p>0.029374201787995</text:p>
              </table:table-cell>
            </table:table-row>
            <table:table-row>
              <table:table-cell office:value-type="string">
                <text:p>granlus6</text:p>
              </table:table-cell>
              <table:table-cell office:value-type="float" office:value="0.0095720459183541">
                <text:p>0.0095720459183541</text:p>
              </table:table-cell>
              <table:table-cell office:value-type="float" office:value="0.028985507246377">
                <text:p>0.028985507246377</text:p>
              </table:table-cell>
            </table:table-row>
            <table:table-row>
              <table:table-cell office:value-type="string">
                <text:p>granlus7</text:p>
              </table:table-cell>
              <table:table-cell office:value-type="float" office:value="0.0033096509305085">
                <text:p>0.0033096509305085</text:p>
              </table:table-cell>
              <table:table-cell office:value-type="float" office:value="0.024355300859599">
                <text:p>0.024355300859599</text:p>
              </table:table-cell>
            </table:table-row>
            <table:table-row>
              <table:table-cell office:value-type="string">
                <text:p>granlus8</text:p>
              </table:table-cell>
              <table:table-cell office:value-type="float" office:value="0.0072924228677462">
                <text:p>0.0072924228677462</text:p>
              </table:table-cell>
              <table:table-cell office:value-type="float" office:value="0.034090909090909">
                <text:p>0.034090909090909</text:p>
              </table:table-cell>
            </table:table-row>
            <table:table-row>
              <table:table-cell office:value-type="string">
                <text:p>granlus9</text:p>
              </table:table-cell>
              <table:table-cell office:value-type="float" office:value="0.0088436801706596">
                <text:p>0.0088436801706596</text:p>
              </table:table-cell>
              <table:table-cell office:value-type="float" office:value="0.059914407988588">
                <text:p>0.059914407988588</text:p>
              </table:table-cell>
            </table:table-row>
            <table:table-row>
              <table:table-cell office:value-type="string">
                <text:p>granlus10</text:p>
              </table:table-cell>
              <table:table-cell office:value-type="float" office:value="0.0068791215270224">
                <text:p>0.0068791215270224</text:p>
              </table:table-cell>
              <table:table-cell office:value-type="float" office:value="0.03230543318649">
                <text:p>0.03230543318649</text:p>
              </table:table-cell>
            </table:table-row>
            <table:table-row>
              <table:table-cell office:value-type="string">
                <text:p>granmin1</text:p>
              </table:table-cell>
              <table:table-cell office:value-type="float" office:value="0.0056055885807565">
                <text:p>0.0056055885807565</text:p>
              </table:table-cell>
              <table:table-cell office:value-type="float" office:value="0.031358885017422">
                <text:p>0.031358885017422</text:p>
              </table:table-cell>
            </table:table-row>
            <table:table-row>
              <table:table-cell office:value-type="string">
                <text:p>granmin2</text:p>
              </table:table-cell>
              <table:table-cell office:value-type="float" office:value="0.0054975100964777">
                <text:p>0.0054975100964777</text:p>
              </table:table-cell>
              <table:table-cell office:value-type="float" office:value="0.032558139534884">
                <text:p>0.032558139534884</text:p>
              </table:table-cell>
            </table:table-row>
            <table:table-row>
              <table:table-cell office:value-type="string">
                <text:p>granmin3</text:p>
              </table:table-cell>
              <table:table-cell office:value-type="float" office:value="0.0053689414529044">
                <text:p>0.0053689414529044</text:p>
              </table:table-cell>
              <table:table-cell office:value-type="float" office:value="0.031161473087819">
                <text:p>0.031161473087819</text:p>
              </table:table-cell>
            </table:table-row>
            <table:table-row>
              <table:table-cell office:value-type="string">
                <text:p>granmin4</text:p>
              </table:table-cell>
              <table:table-cell office:value-type="float" office:value="0.0036663416876341">
                <text:p>0.0036663416876341</text:p>
              </table:table-cell>
              <table:table-cell office:value-type="float" office:value="0.021301775147929">
                <text:p>0.021301775147929</text:p>
              </table:table-cell>
            </table:table-row>
            <table:table-row>
              <table:table-cell office:value-type="string">
                <text:p>granmin5</text:p>
              </table:table-cell>
              <table:table-cell office:value-type="float" office:value="0.011519757386656">
                <text:p>0.011519757386656</text:p>
              </table:table-cell>
              <table:table-cell office:value-type="float" office:value="0.048030739673391">
                <text:p>0.048030739673391</text:p>
              </table:table-cell>
            </table:table-row>
            <table:table-row>
              <table:table-cell office:value-type="string">
                <text:p>granmin6</text:p>
              </table:table-cell>
              <table:table-cell office:value-type="float" office:value="0.0073172549992867">
                <text:p>0.0073172549992867</text:p>
              </table:table-cell>
              <table:table-cell office:value-type="float" office:value="0.035339063992359">
                <text:p>0.035339063992359</text:p>
              </table:table-cell>
            </table:table-row>
            <table:table-row>
              <table:table-cell office:value-type="string">
                <text:p>granmin7</text:p>
              </table:table-cell>
              <table:table-cell office:value-type="float" office:value="0.0082863851006057">
                <text:p>0.0082863851006057</text:p>
              </table:table-cell>
              <table:table-cell office:value-type="float" office:value="0.035502958579882">
                <text:p>0.035502958579882</text:p>
              </table:table-cell>
            </table:table-row>
            <table:table-row>
              <table:table-cell office:value-type="string">
                <text:p>granmin8</text:p>
              </table:table-cell>
              <table:table-cell office:value-type="float" office:value="0.0080148175201151">
                <text:p>0.0080148175201151</text:p>
              </table:table-cell>
              <table:table-cell office:value-type="float" office:value="0.04973544973545">
                <text:p>0.04973544973545</text:p>
              </table:table-cell>
            </table:table-row>
            <table:table-row>
              <table:table-cell office:value-type="string">
                <text:p>granmin9</text:p>
              </table:table-cell>
              <table:table-cell office:value-type="float" office:value="0.016590434443139">
                <text:p>0.016590434443139</text:p>
              </table:table-cell>
              <table:table-cell office:value-type="float" office:value="0.086631016042781">
                <text:p>0.086631016042781</text:p>
              </table:table-cell>
            </table:table-row>
            <table:table-row>
              <table:table-cell office:value-type="string">
                <text:p>granmin10</text:p>
              </table:table-cell>
              <table:table-cell office:value-type="float" office:value="0.004428442727933">
                <text:p>0.004428442727933</text:p>
              </table:table-cell>
              <table:table-cell office:value-type="float" office:value="0.017201834862385">
                <text:p>0.017201834862385</text:p>
              </table:table-cell>
            </table:table-row>
            <table:table-row>
              <table:table-cell office:value-type="string">
                <text:p>kap1</text:p>
              </table:table-cell>
              <table:table-cell office:value-type="float" office:value="0.018486225430791">
                <text:p>0.018486225430791</text:p>
              </table:table-cell>
              <table:table-cell office:value-type="float" office:value="0.12238805970149">
                <text:p>0.12238805970149</text:p>
              </table:table-cell>
            </table:table-row>
            <table:table-row>
              <table:table-cell office:value-type="string">
                <text:p>kap2</text:p>
              </table:table-cell>
              <table:table-cell office:value-type="float" office:value="0.013940056134085">
                <text:p>0.013940056134085</text:p>
              </table:table-cell>
              <table:table-cell office:value-type="float" office:value="0.074363992172211">
                <text:p>0.074363992172211</text:p>
              </table:table-cell>
            </table:table-row>
            <table:table-row>
              <table:table-cell office:value-type="string">
                <text:p>kap3</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kap4</text:p>
              </table:table-cell>
              <table:table-cell office:value-type="float" office:value="0.0033666684284025">
                <text:p>0.0033666684284025</text:p>
              </table:table-cell>
              <table:table-cell office:value-type="float" office:value="0.028169014084507">
                <text:p>0.028169014084507</text:p>
              </table:table-cell>
            </table:table-row>
            <table:table-row>
              <table:table-cell office:value-type="string">
                <text:p>kap5</text:p>
              </table:table-cell>
              <table:table-cell office:value-type="float" office:value="0.0013645458801849">
                <text:p>0.0013645458801849</text:p>
              </table:table-cell>
              <table:table-cell office:value-type="float" office:value="0.009469696969697">
                <text:p>0.009469696969697</text:p>
              </table:table-cell>
            </table:table-row>
            <table:table-row>
              <table:table-cell office:value-type="string">
                <text:p>vaha1</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vaha2</text:p>
              </table:table-cell>
              <table:table-cell office:value-type="float" office:value="0.008116795553134">
                <text:p>0.008116795553134</text:p>
              </table:table-cell>
              <table:table-cell office:value-type="float" office:value="0.054303278688525">
                <text:p>0.054303278688525</text:p>
              </table:table-cell>
            </table:table-row>
            <table:table-row>
              <table:table-cell office:value-type="string">
                <text:p>vaha3</text:p>
              </table:table-cell>
              <table:table-cell office:value-type="float" office:value="0.0072181141835229">
                <text:p>0.0072181141835229</text:p>
              </table:table-cell>
              <table:table-cell office:value-type="float" office:value="0.045685279187817">
                <text:p>0.045685279187817</text:p>
              </table:table-cell>
            </table:table-row>
            <table:table-row>
              <table:table-cell office:value-type="string">
                <text:p>vaha4</text:p>
              </table:table-cell>
              <table:table-cell office:value-type="float" office:value="0.0079045583416501">
                <text:p>0.0079045583416501</text:p>
              </table:table-cell>
              <table:table-cell office:value-type="float" office:value="0.026415094339623">
                <text:p>0.026415094339623</text:p>
              </table:table-cell>
            </table:table-row>
            <table:table-row>
              <table:table-cell office:value-type="string">
                <text:p>vaha5</text:p>
              </table:table-cell>
              <table:table-cell office:value-type="float" office:value="0.0068164616493484">
                <text:p>0.0068164616493484</text:p>
              </table:table-cell>
              <table:table-cell office:value-type="float" office:value="0.032620922384702">
                <text:p>0.03262092238470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2.703cm" svg:y="3.951cm" style:legend-expansion="high" chart:style-name="ch2"/>
        <chart:plot-area chart:style-name="ch3" chart:data-source-has-labels="both" svg:x="1.33cm" svg:y="0.851cm" svg:width="10.735cm" svg:height="6.988cm">
          <chartooo:coordinate-region svg:x="5.206cm" svg:y="1.05cm" svg:width="6.859cm" svg:height="6.142cm"/>
          <chart:axis chart:dimension="x" chart:name="primary-x" chart:style-name="ch4" chartooo:axis-type="auto">
            <chartooo:date-scale/>
            <chart:title svg:x="6.097cm" svg:y="8.018cm" chart:style-name="ch5">
              <text:p>dataset</text:p>
            </chart:title>
            <chart:categories table:cell-range-address="local-table.$A$2:.$A$6"/>
          </chart:axis>
          <chart:axis chart:dimension="y" chart:name="primary-y" chart:style-name="ch6">
            <chart:title svg:x="0.451cm" svg:y="4.879cm" chart:style-name="ch7">
              <text:p>cas [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cena1</text:p>
              </table:table-cell>
              <table:table-cell office:value-type="float" office:value="0.000026409311294556">
                <text:p>0.000026409311294556</text:p>
              </table:table-cell>
              <table:table-cell office:value-type="float" office:value="0.00797463607788086">
                <text:p>0.00797463607788086</text:p>
              </table:table-cell>
            </table:table-row>
            <table:table-row>
              <table:table-cell office:value-type="string">
                <text:p>cena2</text:p>
              </table:table-cell>
              <table:table-cell office:value-type="float" office:value="0.000026082859039307">
                <text:p>0.000026082859039307</text:p>
              </table:table-cell>
              <table:table-cell office:value-type="float" office:value="0.00764169406890869">
                <text:p>0.00764169406890869</text:p>
              </table:table-cell>
            </table:table-row>
            <table:table-row>
              <table:table-cell office:value-type="string">
                <text:p>cena3</text:p>
              </table:table-cell>
              <table:table-cell office:value-type="float" office:value="0.000026202983856201">
                <text:p>0.000026202983856201</text:p>
              </table:table-cell>
              <table:table-cell office:value-type="float" office:value="0.0079692268371582">
                <text:p>0.0079692268371582</text:p>
              </table:table-cell>
            </table:table-row>
            <table:table-row>
              <table:table-cell office:value-type="string">
                <text:p>cena4</text:p>
              </table:table-cell>
              <table:table-cell office:value-type="float" office:value="0.000026283149719238">
                <text:p>0.000026283149719238</text:p>
              </table:table-cell>
              <table:table-cell office:value-type="float" office:value="0.00785751914978027">
                <text:p>0.00785751914978027</text:p>
              </table:table-cell>
            </table:table-row>
            <table:table-row>
              <table:table-cell office:value-type="string">
                <text:p>cena5</text:p>
              </table:table-cell>
              <table:table-cell office:value-type="float" office:value="0.000026132154464722">
                <text:p>0.000026132154464722</text:p>
              </table:table-cell>
              <table:table-cell office:value-type="float" office:value="0.00777486324310303">
                <text:p>0.0077748632431030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2.703cm" svg:y="3.951cm" style:legend-expansion="high" chart:style-name="ch2"/>
        <chart:plot-area chart:style-name="ch3" chart:data-source-has-labels="both" svg:x="1.33cm" svg:y="0.851cm" svg:width="10.735cm" svg:height="6.988cm">
          <chartooo:coordinate-region svg:x="5.206cm" svg:y="1.05cm" svg:width="6.859cm" svg:height="5.744cm"/>
          <chart:axis chart:dimension="x" chart:name="primary-x" chart:style-name="ch4" chartooo:axis-type="auto">
            <chartooo:date-scale/>
            <chart:title svg:x="6.097cm" svg:y="8.018cm" chart:style-name="ch5">
              <text:p>dataset</text:p>
            </chart:title>
            <chart:categories table:cell-range-address="local-table.$A$2:.$A$11"/>
          </chart:axis>
          <chart:axis chart:dimension="y" chart:name="primary-y" chart:style-name="ch6">
            <chart:title svg:x="0.451cm" svg:y="4.879cm" chart:style-name="ch7">
              <text:p>cas [s]</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granlus1</text:p>
              </table:table-cell>
              <table:table-cell office:value-type="float" office:value="0.000028065500259399">
                <text:p>0.000028065500259399</text:p>
              </table:table-cell>
              <table:table-cell office:value-type="float" office:value="0.00782233047485352">
                <text:p>0.00782233047485352</text:p>
              </table:table-cell>
            </table:table-row>
            <table:table-row>
              <table:table-cell office:value-type="string">
                <text:p>granlus2</text:p>
              </table:table-cell>
              <table:table-cell office:value-type="float" office:value="0.000030375156402588">
                <text:p>0.000030375156402588</text:p>
              </table:table-cell>
              <table:table-cell office:value-type="float" office:value="0.00806934642791748">
                <text:p>0.00806934642791748</text:p>
              </table:table-cell>
            </table:table-row>
            <table:table-row>
              <table:table-cell office:value-type="string">
                <text:p>granlus3</text:p>
              </table:table-cell>
              <table:table-cell office:value-type="float" office:value="0.000032620553970337">
                <text:p>0.000032620553970337</text:p>
              </table:table-cell>
              <table:table-cell office:value-type="float" office:value="0.00830216407775879">
                <text:p>0.00830216407775879</text:p>
              </table:table-cell>
            </table:table-row>
            <table:table-row>
              <table:table-cell office:value-type="string">
                <text:p>granlus4</text:p>
              </table:table-cell>
              <table:table-cell office:value-type="float" office:value="0.000034236431121826">
                <text:p>0.000034236431121826</text:p>
              </table:table-cell>
              <table:table-cell office:value-type="float" office:value="0.00783575057983399">
                <text:p>0.00783575057983399</text:p>
              </table:table-cell>
            </table:table-row>
            <table:table-row>
              <table:table-cell office:value-type="string">
                <text:p>granlus5</text:p>
              </table:table-cell>
              <table:table-cell office:value-type="float" office:value="0.000036858348846436">
                <text:p>0.000036858348846436</text:p>
              </table:table-cell>
              <table:table-cell office:value-type="float" office:value="0.00794869613647461">
                <text:p>0.00794869613647461</text:p>
              </table:table-cell>
            </table:table-row>
            <table:table-row>
              <table:table-cell office:value-type="string">
                <text:p>granlus6</text:p>
              </table:table-cell>
              <table:table-cell office:value-type="float" office:value="0.000038198041915894">
                <text:p>0.000038198041915894</text:p>
              </table:table-cell>
              <table:table-cell office:value-type="float" office:value="0.00779840660095215">
                <text:p>0.00779840660095215</text:p>
              </table:table-cell>
            </table:table-row>
            <table:table-row>
              <table:table-cell office:value-type="string">
                <text:p>granlus7</text:p>
              </table:table-cell>
              <table:table-cell office:value-type="float" office:value="0.000039427652359009">
                <text:p>0.000039427652359009</text:p>
              </table:table-cell>
              <table:table-cell office:value-type="float" office:value="0.00801617622375488">
                <text:p>0.00801617622375488</text:p>
              </table:table-cell>
            </table:table-row>
            <table:table-row>
              <table:table-cell office:value-type="string">
                <text:p>granlus8</text:p>
              </table:table-cell>
              <table:table-cell office:value-type="float" office:value="0.000039574518203735">
                <text:p>0.000039574518203735</text:p>
              </table:table-cell>
              <table:table-cell office:value-type="float" office:value="0.00879566860198974">
                <text:p>0.00879566860198974</text:p>
              </table:table-cell>
            </table:table-row>
            <table:table-row>
              <table:table-cell office:value-type="string">
                <text:p>granlus9</text:p>
              </table:table-cell>
              <table:table-cell office:value-type="float" office:value="0.000040763216018677">
                <text:p>0.000040763216018677</text:p>
              </table:table-cell>
              <table:table-cell office:value-type="float" office:value="0.00801735210418701">
                <text:p>0.00801735210418701</text:p>
              </table:table-cell>
            </table:table-row>
            <table:table-row>
              <table:table-cell office:value-type="string">
                <text:p>granlus10</text:p>
              </table:table-cell>
              <table:table-cell office:value-type="float" office:value="0.000040663194656372">
                <text:p>0.000040663194656372</text:p>
              </table:table-cell>
              <table:table-cell office:value-type="float" office:value="0.00800108432769775">
                <text:p>0.0080010843276977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2.703cm" svg:y="3.951cm" style:legend-expansion="high" chart:style-name="ch2"/>
        <chart:plot-area chart:style-name="ch3" chart:data-source-has-labels="both" svg:x="1.33cm" svg:y="0.851cm" svg:width="10.735cm" svg:height="6.988cm">
          <chartooo:coordinate-region svg:x="5.206cm" svg:y="1.05cm" svg:width="6.859cm" svg:height="5.744cm"/>
          <chart:axis chart:dimension="x" chart:name="primary-x" chart:style-name="ch4" chartooo:axis-type="auto">
            <chartooo:date-scale/>
            <chart:title svg:x="6.097cm" svg:y="8.018cm" chart:style-name="ch5">
              <text:p>dataset</text:p>
            </chart:title>
            <chart:categories table:cell-range-address="local-table.$A$2:.$A$11"/>
          </chart:axis>
          <chart:axis chart:dimension="y" chart:name="primary-y" chart:style-name="ch6">
            <chart:title svg:x="0.451cm" svg:y="4.879cm" chart:style-name="ch7">
              <text:p>cas [s]</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granmin1</text:p>
              </table:table-cell>
              <table:table-cell office:value-type="float" office:value="0.000023245840072632">
                <text:p>0.000023245840072632</text:p>
              </table:table-cell>
              <table:table-cell office:value-type="float" office:value="0.00787159252166748">
                <text:p>0.00787159252166748</text:p>
              </table:table-cell>
            </table:table-row>
            <table:table-row>
              <table:table-cell office:value-type="string">
                <text:p>granmin2</text:p>
              </table:table-cell>
              <table:table-cell office:value-type="float" office:value="0.000022001371383667">
                <text:p>0.000022001371383667</text:p>
              </table:table-cell>
              <table:table-cell office:value-type="float" office:value="0.00751166343688965">
                <text:p>0.00751166343688965</text:p>
              </table:table-cell>
            </table:table-row>
            <table:table-row>
              <table:table-cell office:value-type="string">
                <text:p>granmin3</text:p>
              </table:table-cell>
              <table:table-cell office:value-type="float" office:value="0.000020401926040649">
                <text:p>0.000020401926040649</text:p>
              </table:table-cell>
              <table:table-cell office:value-type="float" office:value="0.00732285213470459">
                <text:p>0.00732285213470459</text:p>
              </table:table-cell>
            </table:table-row>
            <table:table-row>
              <table:table-cell office:value-type="string">
                <text:p>granmin4</text:p>
              </table:table-cell>
              <table:table-cell office:value-type="float" office:value="0.000017760362625122">
                <text:p>0.000017760362625122</text:p>
              </table:table-cell>
              <table:table-cell office:value-type="float" office:value="0.00746023654937744">
                <text:p>0.00746023654937744</text:p>
              </table:table-cell>
            </table:table-row>
            <table:table-row>
              <table:table-cell office:value-type="string">
                <text:p>granmin5</text:p>
              </table:table-cell>
              <table:table-cell office:value-type="float" office:value="0.00001525218963623">
                <text:p>0.00001525218963623</text:p>
              </table:table-cell>
              <table:table-cell office:value-type="float" office:value="0.0073720645904541">
                <text:p>0.0073720645904541</text:p>
              </table:table-cell>
            </table:table-row>
            <table:table-row>
              <table:table-cell office:value-type="string">
                <text:p>granmin6</text:p>
              </table:table-cell>
              <table:table-cell office:value-type="float" office:value="0.000014656963348389">
                <text:p>0.000014656963348389</text:p>
              </table:table-cell>
              <table:table-cell office:value-type="float" office:value="0.0079977970123291">
                <text:p>0.0079977970123291</text:p>
              </table:table-cell>
            </table:table-row>
            <table:table-row>
              <table:table-cell office:value-type="string">
                <text:p>granmin7</text:p>
              </table:table-cell>
              <table:table-cell office:value-type="float" office:value="0.000013293809890747">
                <text:p>0.000013293809890747</text:p>
              </table:table-cell>
              <table:table-cell office:value-type="float" office:value="0.00723847389221191">
                <text:p>0.00723847389221191</text:p>
              </table:table-cell>
            </table:table-row>
            <table:table-row>
              <table:table-cell office:value-type="string">
                <text:p>granmin8</text:p>
              </table:table-cell>
              <table:table-cell office:value-type="float" office:value="0.000012390766143799">
                <text:p>0.000012390766143799</text:p>
              </table:table-cell>
              <table:table-cell office:value-type="float" office:value="0.00737432861328125">
                <text:p>0.00737432861328125</text:p>
              </table:table-cell>
            </table:table-row>
            <table:table-row>
              <table:table-cell office:value-type="string">
                <text:p>granmin9</text:p>
              </table:table-cell>
              <table:table-cell office:value-type="float" office:value="0.000011859884262085">
                <text:p>0.000011859884262085</text:p>
              </table:table-cell>
              <table:table-cell office:value-type="float" office:value="0.00767181396484375">
                <text:p>0.00767181396484375</text:p>
              </table:table-cell>
            </table:table-row>
            <table:table-row>
              <table:table-cell office:value-type="string">
                <text:p>granmin10</text:p>
              </table:table-cell>
              <table:table-cell office:value-type="float" office:value="0.000010653085708618">
                <text:p>0.000010653085708618</text:p>
              </table:table-cell>
              <table:table-cell office:value-type="float" office:value="0.00751450729370117">
                <text:p>0.0075145072937011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2.703cm" svg:y="3.951cm" style:legend-expansion="high" chart:style-name="ch2"/>
        <chart:plot-area chart:style-name="ch3" chart:data-source-has-labels="both" svg:x="1.33cm" svg:y="0.851cm" svg:width="10.735cm" svg:height="6.988cm">
          <chartooo:coordinate-region svg:x="5.206cm" svg:y="1.05cm" svg:width="6.859cm" svg:height="6.142cm"/>
          <chart:axis chart:dimension="x" chart:name="primary-x" chart:style-name="ch4" chartooo:axis-type="auto">
            <chartooo:date-scale/>
            <chart:title svg:x="6.097cm" svg:y="8.018cm" chart:style-name="ch5">
              <text:p>dataset</text:p>
            </chart:title>
            <chart:categories table:cell-range-address="local-table.$A$2:.$A$6"/>
          </chart:axis>
          <chart:axis chart:dimension="y" chart:name="primary-y" chart:style-name="ch6">
            <chart:title svg:x="0.451cm" svg:y="4.879cm" chart:style-name="ch7">
              <text:p>cas [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kap1</text:p>
              </table:table-cell>
              <table:table-cell office:value-type="float" office:value="0.000006959845542908">
                <text:p>0.000006959845542908</text:p>
              </table:table-cell>
              <table:table-cell office:value-type="float" office:value="0.000019688606262207">
                <text:p>0.000019688606262207</text:p>
              </table:table-cell>
            </table:table-row>
            <table:table-row>
              <table:table-cell office:value-type="string">
                <text:p>kap2</text:p>
              </table:table-cell>
              <table:table-cell office:value-type="float" office:value="0.000017233810424805">
                <text:p>0.000017233810424805</text:p>
              </table:table-cell>
              <table:table-cell office:value-type="float" office:value="0.00143134117126465">
                <text:p>0.00143134117126465</text:p>
              </table:table-cell>
            </table:table-row>
            <table:table-row>
              <table:table-cell office:value-type="string">
                <text:p>kap3</text:p>
              </table:table-cell>
              <table:table-cell office:value-type="float" office:value="0.000026080236434937">
                <text:p>0.000026080236434937</text:p>
              </table:table-cell>
              <table:table-cell office:value-type="float" office:value="0.00766962623596191">
                <text:p>0.00766962623596191</text:p>
              </table:table-cell>
            </table:table-row>
            <table:table-row>
              <table:table-cell office:value-type="string">
                <text:p>kap4</text:p>
              </table:table-cell>
              <table:table-cell office:value-type="float" office:value="0.00003463357925415">
                <text:p>0.00003463357925415</text:p>
              </table:table-cell>
              <table:table-cell office:value-type="float" office:value="0.00945806884765625">
                <text:p>0.00945806884765625</text:p>
              </table:table-cell>
            </table:table-row>
            <table:table-row>
              <table:table-cell office:value-type="string">
                <text:p>kap5</text:p>
              </table:table-cell>
              <table:table-cell office:value-type="float" office:value="0.000042500762939453">
                <text:p>0.000042500762939453</text:p>
              </table:table-cell>
              <table:table-cell office:value-type="float" office:value="0.00816141986846924">
                <text:p>0.00816141986846924</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1cm" svg:height="8.997cm" xlink:href="." xlink:type="simple" chart:class="chart:bar" chart:style-name="ch1">
        <chart:legend chart:legend-position="end" svg:x="12.696cm" svg:y="3.95cm" style:legend-expansion="high" chart:style-name="ch2"/>
        <chart:plot-area chart:style-name="ch3" chart:data-source-has-labels="both" svg:x="1.33cm" svg:y="0.851cm" svg:width="10.728cm" svg:height="6.986cm">
          <chartooo:coordinate-region svg:x="5.206cm" svg:y="1.051cm" svg:width="6.852cm" svg:height="6.139cm"/>
          <chart:axis chart:dimension="x" chart:name="primary-x" chart:style-name="ch4" chartooo:axis-type="auto">
            <chartooo:date-scale/>
            <chart:title svg:x="6.094cm" svg:y="8.016cm" chart:style-name="ch5">
              <text:p>dataset</text:p>
            </chart:title>
            <chart:categories table:cell-range-address="local-table.$A$2:.$A$6"/>
          </chart:axis>
          <chart:axis chart:dimension="y" chart:name="primary-y" chart:style-name="ch6">
            <chart:title svg:x="0.451cm" svg:y="4.878cm" chart:style-name="ch7">
              <text:p>cas [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vaha1</text:p>
              </table:table-cell>
              <table:table-cell office:value-type="float" office:value="0.0000261900806427">
                <text:p>0.0000261900806427</text:p>
              </table:table-cell>
              <table:table-cell office:value-type="float" office:value="0.00761911296844482">
                <text:p>0.00761911296844482</text:p>
              </table:table-cell>
            </table:table-row>
            <table:table-row>
              <table:table-cell office:value-type="string">
                <text:p>vaha2</text:p>
              </table:table-cell>
              <table:table-cell office:value-type="float" office:value="0.000213997173309326">
                <text:p>0.000213997173309326</text:p>
              </table:table-cell>
              <table:table-cell office:value-type="float" office:value="0.00765639686584473">
                <text:p>0.00765639686584473</text:p>
              </table:table-cell>
            </table:table-row>
            <table:table-row>
              <table:table-cell office:value-type="string">
                <text:p>vaha3</text:p>
              </table:table-cell>
              <table:table-cell office:value-type="float" office:value="0.0028231201171875">
                <text:p>0.0028231201171875</text:p>
              </table:table-cell>
              <table:table-cell office:value-type="float" office:value="0.00781310081481934">
                <text:p>0.00781310081481934</text:p>
              </table:table-cell>
            </table:table-row>
            <table:table-row>
              <table:table-cell office:value-type="string">
                <text:p>vaha4</text:p>
              </table:table-cell>
              <table:table-cell office:value-type="float" office:value="0.0368413162231445">
                <text:p>0.0368413162231445</text:p>
              </table:table-cell>
              <table:table-cell office:value-type="float" office:value="0.00815385437011719">
                <text:p>0.00815385437011719</text:p>
              </table:table-cell>
            </table:table-row>
            <table:table-row>
              <table:table-cell office:value-type="string">
                <text:p>vaha5</text:p>
              </table:table-cell>
              <table:table-cell office:value-type="float" office:value="0.364396371841431">
                <text:p>0.364396371841431</text:p>
              </table:table-cell>
              <table:table-cell office:value-type="float" office:value="0.00763411712646485">
                <text:p>0.00763411712646485</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text-properties style:text-position=""/>
    </style:style>
    <style:style style:name="ce2" style:family="table-cell" style:parent-style-name="Default" style:data-style-name="N111"/>
  </office:automatic-styles>
  <office:body>
    <office:spreadsheet>
      <table:table table:name="List1" table:style-name="ta1">
        <table:table-column table:style-name="co1" table:number-columns-repeated="6" table:default-cell-style-name="Default"/>
        <table:table-column table:style-name="co2" table:default-cell-style-name="Default"/>
        <table:table-row table:style-name="ro1" table:number-rows-repeated="147">
          <table:table-cell table:number-columns-repeated="7"/>
        </table:table-row>
        <table:table-row table:style-name="ro1">
          <table:table-cell table:number-columns-repeated="5"/>
          <table:table-cell office:value-type="string">
            <text:p>cena1</text:p>
          </table:table-cell>
          <table:table-cell table:style-name="ce2" office:value-type="float" office:value="0.00797463607788086">
            <text:p>0,007974636077880860</text:p>
          </table:table-cell>
        </table:table-row>
        <table:table-row table:style-name="ro1">
          <table:table-cell table:number-columns-repeated="5"/>
          <table:table-cell office:value-type="string">
            <text:p>cena2</text:p>
          </table:table-cell>
          <table:table-cell table:style-name="ce2" office:value-type="float" office:value="0.00764169406890869">
            <text:p>0,007641694068908690</text:p>
          </table:table-cell>
        </table:table-row>
        <table:table-row table:style-name="ro1">
          <table:table-cell table:number-columns-repeated="5"/>
          <table:table-cell office:value-type="string">
            <text:p>cena3</text:p>
          </table:table-cell>
          <table:table-cell table:style-name="ce2" office:value-type="float" office:value="0.0079692268371582">
            <text:p>0,007969226837158200</text:p>
          </table:table-cell>
        </table:table-row>
        <table:table-row table:style-name="ro1">
          <table:table-cell table:number-columns-repeated="5"/>
          <table:table-cell office:value-type="string">
            <text:p>cena4</text:p>
          </table:table-cell>
          <table:table-cell table:style-name="ce2" office:value-type="float" office:value="0.00785751914978027">
            <text:p>0,007857519149780270</text:p>
          </table:table-cell>
        </table:table-row>
        <table:table-row table:style-name="ro1">
          <table:table-cell table:number-columns-repeated="5"/>
          <table:table-cell office:value-type="string">
            <text:p>cena5</text:p>
          </table:table-cell>
          <table:table-cell table:style-name="ce2" office:value-type="float" office:value="0.00777486324310303">
            <text:p>0,007774863243103030</text:p>
          </table:table-cell>
        </table:table-row>
        <table:table-row table:style-name="ro1">
          <table:table-cell table:number-columns-repeated="5"/>
          <table:table-cell office:value-type="string">
            <text:p>granlus1</text:p>
          </table:table-cell>
          <table:table-cell table:style-name="ce2" office:value-type="float" office:value="0.00782233047485352">
            <text:p>0,007822330474853520</text:p>
          </table:table-cell>
        </table:table-row>
        <table:table-row table:style-name="ro1">
          <table:table-cell table:number-columns-repeated="5"/>
          <table:table-cell office:value-type="string">
            <text:p>granlus2</text:p>
          </table:table-cell>
          <table:table-cell table:style-name="ce2" office:value-type="float" office:value="0.00806934642791748">
            <text:p>0,008069346427917480</text:p>
          </table:table-cell>
        </table:table-row>
        <table:table-row table:style-name="ro1">
          <table:table-cell table:number-columns-repeated="5"/>
          <table:table-cell office:value-type="string">
            <text:p>granlus3</text:p>
          </table:table-cell>
          <table:table-cell table:style-name="ce2" office:value-type="float" office:value="0.00830216407775879">
            <text:p>0,008302164077758790</text:p>
          </table:table-cell>
        </table:table-row>
        <table:table-row table:style-name="ro1">
          <table:table-cell table:number-columns-repeated="5"/>
          <table:table-cell office:value-type="string">
            <text:p>granlus4</text:p>
          </table:table-cell>
          <table:table-cell table:style-name="ce2" office:value-type="float" office:value="0.00783575057983399">
            <text:p>0,007835750579833990</text:p>
          </table:table-cell>
        </table:table-row>
        <table:table-row table:style-name="ro1">
          <table:table-cell table:number-columns-repeated="5"/>
          <table:table-cell office:value-type="string">
            <text:p>granlus5</text:p>
          </table:table-cell>
          <table:table-cell table:style-name="ce2" office:value-type="float" office:value="0.00794869613647461">
            <text:p>0,007948696136474610</text:p>
          </table:table-cell>
        </table:table-row>
        <table:table-row table:style-name="ro1">
          <table:table-cell table:number-columns-repeated="5"/>
          <table:table-cell office:value-type="string">
            <text:p>granlus6</text:p>
          </table:table-cell>
          <table:table-cell table:style-name="ce2" office:value-type="float" office:value="0.00779840660095215">
            <text:p>0,007798406600952150</text:p>
          </table:table-cell>
        </table:table-row>
        <table:table-row table:style-name="ro1">
          <table:table-cell table:number-columns-repeated="5"/>
          <table:table-cell office:value-type="string">
            <text:p>granlus7</text:p>
          </table:table-cell>
          <table:table-cell table:style-name="ce2" office:value-type="float" office:value="0.00801617622375488">
            <text:p>0,008016176223754880</text:p>
          </table:table-cell>
        </table:table-row>
        <table:table-row table:style-name="ro1">
          <table:table-cell table:number-columns-repeated="5"/>
          <table:table-cell office:value-type="string">
            <text:p>granlus8</text:p>
          </table:table-cell>
          <table:table-cell table:style-name="ce2" office:value-type="float" office:value="0.00879566860198974">
            <text:p>0,008795668601989740</text:p>
          </table:table-cell>
        </table:table-row>
        <table:table-row table:style-name="ro1">
          <table:table-cell table:number-columns-repeated="5"/>
          <table:table-cell office:value-type="string">
            <text:p>granlus9</text:p>
          </table:table-cell>
          <table:table-cell table:style-name="ce2" office:value-type="float" office:value="0.00801735210418701">
            <text:p>0,008017352104187010</text:p>
          </table:table-cell>
        </table:table-row>
        <table:table-row table:style-name="ro1">
          <table:table-cell table:number-columns-repeated="5"/>
          <table:table-cell office:value-type="string">
            <text:p>granlus10</text:p>
          </table:table-cell>
          <table:table-cell table:style-name="ce2" office:value-type="float" office:value="0.00800108432769775">
            <text:p>0,008001084327697750</text:p>
          </table:table-cell>
        </table:table-row>
        <table:table-row table:style-name="ro1">
          <table:table-cell table:number-columns-repeated="5"/>
          <table:table-cell office:value-type="string">
            <text:p>granmin1</text:p>
          </table:table-cell>
          <table:table-cell table:style-name="ce2" office:value-type="float" office:value="0.00787159252166748">
            <text:p>0,007871592521667480</text:p>
          </table:table-cell>
        </table:table-row>
        <table:table-row table:style-name="ro1">
          <table:table-cell table:number-columns-repeated="5"/>
          <table:table-cell office:value-type="string">
            <text:p>granmin2</text:p>
          </table:table-cell>
          <table:table-cell table:style-name="ce2" office:value-type="float" office:value="0.00751166343688965">
            <text:p>0,007511663436889650</text:p>
          </table:table-cell>
        </table:table-row>
        <table:table-row table:style-name="ro1">
          <table:table-cell table:number-columns-repeated="5"/>
          <table:table-cell office:value-type="string">
            <text:p>granmin3</text:p>
          </table:table-cell>
          <table:table-cell table:style-name="ce2" office:value-type="float" office:value="0.00732285213470459">
            <text:p>0,007322852134704590</text:p>
          </table:table-cell>
        </table:table-row>
        <table:table-row table:style-name="ro1">
          <table:table-cell table:number-columns-repeated="5"/>
          <table:table-cell office:value-type="string">
            <text:p>granmin4</text:p>
          </table:table-cell>
          <table:table-cell table:style-name="ce2" office:value-type="float" office:value="0.00746023654937744">
            <text:p>0,007460236549377440</text:p>
          </table:table-cell>
        </table:table-row>
        <table:table-row table:style-name="ro1">
          <table:table-cell table:number-columns-repeated="5"/>
          <table:table-cell office:value-type="string">
            <text:p>granmin5</text:p>
          </table:table-cell>
          <table:table-cell table:style-name="ce2" office:value-type="float" office:value="0.0073720645904541">
            <text:p>0,007372064590454100</text:p>
          </table:table-cell>
        </table:table-row>
        <table:table-row table:style-name="ro1">
          <table:table-cell table:number-columns-repeated="5"/>
          <table:table-cell office:value-type="string">
            <text:p>granmin6</text:p>
          </table:table-cell>
          <table:table-cell table:style-name="ce2" office:value-type="float" office:value="0.0079977970123291">
            <text:p>0,007997797012329100</text:p>
          </table:table-cell>
        </table:table-row>
        <table:table-row table:style-name="ro1">
          <table:table-cell table:number-columns-repeated="5"/>
          <table:table-cell office:value-type="string">
            <text:p>granmin7</text:p>
          </table:table-cell>
          <table:table-cell table:style-name="ce2" office:value-type="float" office:value="0.00723847389221191">
            <text:p>0,007238473892211910</text:p>
          </table:table-cell>
        </table:table-row>
        <table:table-row table:style-name="ro1">
          <table:table-cell table:number-columns-repeated="5"/>
          <table:table-cell office:value-type="string">
            <text:p>granmin8</text:p>
          </table:table-cell>
          <table:table-cell table:style-name="ce2" office:value-type="float" office:value="0.00737432861328125">
            <text:p>0,007374328613281250</text:p>
          </table:table-cell>
        </table:table-row>
        <table:table-row table:style-name="ro1">
          <table:table-cell table:number-columns-repeated="5"/>
          <table:table-cell office:value-type="string">
            <text:p>granmin9</text:p>
          </table:table-cell>
          <table:table-cell table:style-name="ce2" office:value-type="float" office:value="0.00767181396484375">
            <text:p>0,007671813964843750</text:p>
          </table:table-cell>
        </table:table-row>
        <table:table-row table:style-name="ro1">
          <table:table-cell table:number-columns-repeated="5"/>
          <table:table-cell office:value-type="string">
            <text:p>granmin10</text:p>
          </table:table-cell>
          <table:table-cell table:style-name="ce2" office:value-type="float" office:value="0.00751450729370117">
            <text:p>0,007514507293701170</text:p>
          </table:table-cell>
        </table:table-row>
        <table:table-row table:style-name="ro1">
          <table:table-cell table:number-columns-repeated="5"/>
          <table:table-cell office:value-type="string">
            <text:p>kap1</text:p>
          </table:table-cell>
          <table:table-cell table:style-name="ce2" office:value-type="float" office:value="0.000019688606262207">
            <text:p>0,000019688606262207</text:p>
          </table:table-cell>
        </table:table-row>
        <table:table-row table:style-name="ro1">
          <table:table-cell table:number-columns-repeated="5"/>
          <table:table-cell office:value-type="string">
            <text:p>kap2</text:p>
          </table:table-cell>
          <table:table-cell table:style-name="ce2" office:value-type="float" office:value="0.00143134117126465">
            <text:p>0,001431341171264650</text:p>
          </table:table-cell>
        </table:table-row>
        <table:table-row table:style-name="ro1">
          <table:table-cell table:number-columns-repeated="5"/>
          <table:table-cell office:value-type="string">
            <text:p>kap3</text:p>
          </table:table-cell>
          <table:table-cell table:style-name="ce2" office:value-type="float" office:value="0.00766962623596191">
            <text:p>0,007669626235961910</text:p>
          </table:table-cell>
        </table:table-row>
        <table:table-row table:style-name="ro1">
          <table:table-cell table:number-columns-repeated="5"/>
          <table:table-cell office:value-type="string">
            <text:p>kap4</text:p>
          </table:table-cell>
          <table:table-cell table:style-name="ce2" office:value-type="float" office:value="0.00945806884765625">
            <text:p>0,009458068847656250</text:p>
          </table:table-cell>
        </table:table-row>
        <table:table-row table:style-name="ro1">
          <table:table-cell table:number-columns-repeated="5"/>
          <table:table-cell office:value-type="string">
            <text:p>kap5</text:p>
          </table:table-cell>
          <table:table-cell table:style-name="ce2" office:value-type="float" office:value="0.00816141986846924">
            <text:p>0,008161419868469240</text:p>
          </table:table-cell>
        </table:table-row>
        <table:table-row table:style-name="ro1">
          <table:table-cell table:number-columns-repeated="5"/>
          <table:table-cell office:value-type="string">
            <text:p>vaha1</text:p>
          </table:table-cell>
          <table:table-cell table:style-name="ce2" office:value-type="float" office:value="0.00761911296844482">
            <text:p>0,007619112968444820</text:p>
          </table:table-cell>
        </table:table-row>
        <table:table-row table:style-name="ro1">
          <table:table-cell table:number-columns-repeated="5"/>
          <table:table-cell office:value-type="string">
            <text:p>vaha2</text:p>
          </table:table-cell>
          <table:table-cell table:style-name="ce2" office:value-type="float" office:value="0.00765639686584473">
            <text:p>0,007656396865844730</text:p>
          </table:table-cell>
        </table:table-row>
        <table:table-row table:style-name="ro1">
          <table:table-cell table:number-columns-repeated="5"/>
          <table:table-cell office:value-type="string">
            <text:p>vaha3</text:p>
          </table:table-cell>
          <table:table-cell table:style-name="ce2" office:value-type="float" office:value="0.00781310081481934">
            <text:p>0,007813100814819340</text:p>
          </table:table-cell>
        </table:table-row>
        <table:table-row table:style-name="ro1">
          <table:table-cell table:number-columns-repeated="5"/>
          <table:table-cell office:value-type="string">
            <text:p>vaha4</text:p>
          </table:table-cell>
          <table:table-cell table:style-name="ce2" office:value-type="float" office:value="0.00815385437011719">
            <text:p>0,008153854370117190</text:p>
          </table:table-cell>
        </table:table-row>
        <table:table-row table:style-name="ro1">
          <table:table-cell table:number-columns-repeated="5"/>
          <table:table-cell office:value-type="string">
            <text:p>vaha5</text:p>
          </table:table-cell>
          <table:table-cell table:style-name="ce2" office:value-type="float" office:value="0.00763411712646485">
            <text:p>0,00763411712646485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Arial" style:language-asian="zh" style:country-asian="CN" style:font-name-complex="Arial"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18" number:min-integer-digits="0" number:grouping="true"/>
    </number:number-style>
    <number:number-style style:name="N111">
      <number:number number:decimal-places="18" number:min-integer-digits="1" number:grouping="true"/>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9.02.2012</text:date>, <text:time>07:05:35</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text-properties style:text-position=""/>
    </style:style>
    <style:style style:name="ce2" style:family="table-cell" style:parent-style-name="Default" style:data-style-name="N111"/>
  </office:automatic-styles>
  <office:body>
    <office:spreadsheet>
      <table:table table:name="List1" table:style-name="ta1">
        <table:table-column table:style-name="co1" table:number-columns-repeated="6" table:default-cell-style-name="Default"/>
        <table:table-column table:style-name="co2" table:default-cell-style-name="Default"/>
        <table:table-row table:style-name="ro1" table:number-rows-repeated="182">
          <table:table-cell table:number-columns-repeated="7"/>
        </table:table-row>
        <table:table-row table:style-name="ro1">
          <table:table-cell table:number-columns-repeated="5"/>
          <table:table-cell office:value-type="string">
            <text:p>cena1</text:p>
          </table:table-cell>
          <table:table-cell table:style-name="ce2" office:value-type="float" office:value="0.000000799456596375">
            <text:p>0,000000799456596375</text:p>
          </table:table-cell>
        </table:table-row>
        <table:table-row table:style-name="ro1">
          <table:table-cell table:number-columns-repeated="5"/>
          <table:table-cell office:value-type="string">
            <text:p>cena2</text:p>
          </table:table-cell>
          <table:table-cell table:style-name="ce2" office:value-type="float" office:value="0.000000779542922974">
            <text:p>0,000000779542922974</text:p>
          </table:table-cell>
        </table:table-row>
        <table:table-row table:style-name="ro1">
          <table:table-cell table:number-columns-repeated="5"/>
          <table:table-cell office:value-type="string">
            <text:p>cena3</text:p>
          </table:table-cell>
          <table:table-cell table:style-name="ce2" office:value-type="float" office:value="0.000000783847808838">
            <text:p>0,000000783847808838</text:p>
          </table:table-cell>
        </table:table-row>
        <table:table-row table:style-name="ro1">
          <table:table-cell table:number-columns-repeated="5"/>
          <table:table-cell office:value-type="string">
            <text:p>cena4</text:p>
          </table:table-cell>
          <table:table-cell table:style-name="ce2" office:value-type="float" office:value="0.000000794847488403">
            <text:p>0,000000794847488403</text:p>
          </table:table-cell>
        </table:table-row>
        <table:table-row table:style-name="ro1">
          <table:table-cell table:number-columns-repeated="5"/>
          <table:table-cell office:value-type="string">
            <text:p>cena5</text:p>
          </table:table-cell>
          <table:table-cell table:style-name="ce2" office:value-type="float" office:value="0.000000784064292908">
            <text:p>0,000000784064292908</text:p>
          </table:table-cell>
        </table:table-row>
        <table:table-row table:style-name="ro1">
          <table:table-cell table:number-columns-repeated="5"/>
          <table:table-cell office:value-type="string">
            <text:p>granlus1</text:p>
          </table:table-cell>
          <table:table-cell table:style-name="ce2" office:value-type="float" office:value="0.000000786794662476">
            <text:p>0,000000786794662476</text:p>
          </table:table-cell>
        </table:table-row>
        <table:table-row table:style-name="ro1">
          <table:table-cell table:number-columns-repeated="5"/>
          <table:table-cell office:value-type="string">
            <text:p>granlus10</text:p>
          </table:table-cell>
          <table:table-cell table:style-name="ce2" office:value-type="float" office:value="0.00000078017616272">
            <text:p>0,000000780176162720</text:p>
          </table:table-cell>
        </table:table-row>
        <table:table-row table:style-name="ro1">
          <table:table-cell table:number-columns-repeated="5"/>
          <table:table-cell office:value-type="string">
            <text:p>granlus2</text:p>
          </table:table-cell>
          <table:table-cell table:style-name="ce2" office:value-type="float" office:value="0.000000787844657898">
            <text:p>0,000000787844657898</text:p>
          </table:table-cell>
        </table:table-row>
        <table:table-row table:style-name="ro1">
          <table:table-cell table:number-columns-repeated="5"/>
          <table:table-cell office:value-type="string">
            <text:p>granlus3</text:p>
          </table:table-cell>
          <table:table-cell table:style-name="ce2" office:value-type="float" office:value="0.000000789518356323">
            <text:p>0,000000789518356323</text:p>
          </table:table-cell>
        </table:table-row>
        <table:table-row table:style-name="ro1">
          <table:table-cell table:number-columns-repeated="5"/>
          <table:table-cell office:value-type="string">
            <text:p>granlus4</text:p>
          </table:table-cell>
          <table:table-cell table:style-name="ce2" office:value-type="float" office:value="0.000000799944877624">
            <text:p>0,000000799944877624</text:p>
          </table:table-cell>
        </table:table-row>
        <table:table-row table:style-name="ro1">
          <table:table-cell table:number-columns-repeated="5"/>
          <table:table-cell office:value-type="string">
            <text:p>granlus5</text:p>
          </table:table-cell>
          <table:table-cell table:style-name="ce2" office:value-type="float" office:value="0.000000783286094666">
            <text:p>0,000000783286094666</text:p>
          </table:table-cell>
        </table:table-row>
        <table:table-row table:style-name="ro1">
          <table:table-cell table:number-columns-repeated="5"/>
          <table:table-cell office:value-type="string">
            <text:p>granlus6</text:p>
          </table:table-cell>
          <table:table-cell table:style-name="ce2" office:value-type="float" office:value="0.000000790229797363">
            <text:p>0,000000790229797363</text:p>
          </table:table-cell>
        </table:table-row>
        <table:table-row table:style-name="ro1">
          <table:table-cell table:number-columns-repeated="5"/>
          <table:table-cell office:value-type="string">
            <text:p>granlus7</text:p>
          </table:table-cell>
          <table:table-cell table:style-name="ce2" office:value-type="float" office:value="0.000000797041893005">
            <text:p>0,000000797041893005</text:p>
          </table:table-cell>
        </table:table-row>
        <table:table-row table:style-name="ro1">
          <table:table-cell table:number-columns-repeated="5"/>
          <table:table-cell office:value-type="string">
            <text:p>granlus8</text:p>
          </table:table-cell>
          <table:table-cell table:style-name="ce2" office:value-type="float" office:value="0.00000078959941864">
            <text:p>0,000000789599418640</text:p>
          </table:table-cell>
        </table:table-row>
        <table:table-row table:style-name="ro1">
          <table:table-cell table:number-columns-repeated="5"/>
          <table:table-cell office:value-type="string">
            <text:p>granlus9</text:p>
          </table:table-cell>
          <table:table-cell table:style-name="ce2" office:value-type="float" office:value="0.00000080013179779">
            <text:p>0,000000800131797790</text:p>
          </table:table-cell>
        </table:table-row>
        <table:table-row table:style-name="ro1">
          <table:table-cell table:number-columns-repeated="5"/>
          <table:table-cell office:value-type="string">
            <text:p>granmin1</text:p>
          </table:table-cell>
          <table:table-cell table:style-name="ce2" office:value-type="float" office:value="0.000000790993690491">
            <text:p>0,000000790993690491</text:p>
          </table:table-cell>
        </table:table-row>
        <table:table-row table:style-name="ro1">
          <table:table-cell table:number-columns-repeated="5"/>
          <table:table-cell office:value-type="string">
            <text:p>granmin2</text:p>
          </table:table-cell>
          <table:table-cell table:style-name="ce2" office:value-type="float" office:value="0.000000784831047058">
            <text:p>0,000000784831047058</text:p>
          </table:table-cell>
        </table:table-row>
        <table:table-row table:style-name="ro1">
          <table:table-cell table:number-columns-repeated="5"/>
          <table:table-cell office:value-type="string">
            <text:p>granmin3</text:p>
          </table:table-cell>
          <table:table-cell table:style-name="ce2" office:value-type="float" office:value="0.000000783871650696">
            <text:p>0,000000783871650696</text:p>
          </table:table-cell>
        </table:table-row>
        <table:table-row table:style-name="ro1">
          <table:table-cell table:number-columns-repeated="5"/>
          <table:table-cell office:value-type="string">
            <text:p>granmin4</text:p>
          </table:table-cell>
          <table:table-cell table:style-name="ce2" office:value-type="float" office:value="0.000000781847000122">
            <text:p>0,000000781847000122</text:p>
          </table:table-cell>
        </table:table-row>
        <table:table-row table:style-name="ro1">
          <table:table-cell table:number-columns-repeated="5"/>
          <table:table-cell office:value-type="string">
            <text:p>granmin5</text:p>
          </table:table-cell>
          <table:table-cell table:style-name="ce2" office:value-type="float" office:value="0.000000786771774292">
            <text:p>0,000000786771774292</text:p>
          </table:table-cell>
        </table:table-row>
        <table:table-row table:style-name="ro1">
          <table:table-cell table:number-columns-repeated="5"/>
          <table:table-cell office:value-type="string">
            <text:p>granmin6</text:p>
          </table:table-cell>
          <table:table-cell table:style-name="ce2" office:value-type="float" office:value="0.000000770986557007">
            <text:p>0,000000770986557007</text:p>
          </table:table-cell>
        </table:table-row>
        <table:table-row table:style-name="ro1">
          <table:table-cell table:number-columns-repeated="5"/>
          <table:table-cell office:value-type="string">
            <text:p>granmin7</text:p>
          </table:table-cell>
          <table:table-cell table:style-name="ce2" office:value-type="float" office:value="0.000000781661987305">
            <text:p>0,000000781661987305</text:p>
          </table:table-cell>
        </table:table-row>
        <table:table-row table:style-name="ro1">
          <table:table-cell table:number-columns-repeated="5"/>
          <table:table-cell office:value-type="string">
            <text:p>granmin8</text:p>
          </table:table-cell>
          <table:table-cell table:style-name="ce2" office:value-type="float" office:value="0.000000793608665466">
            <text:p>0,000000793608665466</text:p>
          </table:table-cell>
        </table:table-row>
        <table:table-row table:style-name="ro1">
          <table:table-cell table:number-columns-repeated="5"/>
          <table:table-cell office:value-type="string">
            <text:p>granmin9</text:p>
          </table:table-cell>
          <table:table-cell table:style-name="ce2" office:value-type="float" office:value="0.000000775195121765">
            <text:p>0,000000775195121765</text:p>
          </table:table-cell>
        </table:table-row>
        <table:table-row table:style-name="ro1">
          <table:table-cell table:number-columns-repeated="5"/>
          <table:table-cell office:value-type="string">
            <text:p>granmin10</text:p>
          </table:table-cell>
          <table:table-cell table:style-name="ce2" office:value-type="float" office:value="0.000000771871566772">
            <text:p>0,000000771871566772</text:p>
          </table:table-cell>
        </table:table-row>
        <table:table-row table:style-name="ro1">
          <table:table-cell table:number-columns-repeated="5"/>
          <table:table-cell office:value-type="string">
            <text:p>kap1</text:p>
          </table:table-cell>
          <table:table-cell table:style-name="ce2" office:value-type="float" office:value="0.000000771288871765">
            <text:p>0,000000771288871765</text:p>
          </table:table-cell>
        </table:table-row>
        <table:table-row table:style-name="ro1">
          <table:table-cell table:number-columns-repeated="5"/>
          <table:table-cell office:value-type="string">
            <text:p>kap2</text:p>
          </table:table-cell>
          <table:table-cell table:style-name="ce2" office:value-type="float" office:value="0.000000782349586487">
            <text:p>0,000000782349586487</text:p>
          </table:table-cell>
        </table:table-row>
        <table:table-row table:style-name="ro1">
          <table:table-cell table:number-columns-repeated="5"/>
          <table:table-cell office:value-type="string">
            <text:p>kap3</text:p>
          </table:table-cell>
          <table:table-cell table:style-name="ce2" office:value-type="float" office:value="0.000000787690162659">
            <text:p>0,000000787690162659</text:p>
          </table:table-cell>
        </table:table-row>
        <table:table-row table:style-name="ro1">
          <table:table-cell table:number-columns-repeated="5"/>
          <table:table-cell office:value-type="string">
            <text:p>kap4</text:p>
          </table:table-cell>
          <table:table-cell table:style-name="ce2" office:value-type="float" office:value="0.000000781633377075">
            <text:p>0,000000781633377075</text:p>
          </table:table-cell>
        </table:table-row>
        <table:table-row table:style-name="ro1">
          <table:table-cell table:number-columns-repeated="5"/>
          <table:table-cell office:value-type="string">
            <text:p>kap5</text:p>
          </table:table-cell>
          <table:table-cell table:style-name="ce2" office:value-type="float" office:value="0.000000763410568237">
            <text:p>0,000000763410568237</text:p>
          </table:table-cell>
        </table:table-row>
        <table:table-row table:style-name="ro1">
          <table:table-cell table:number-columns-repeated="5"/>
          <table:table-cell office:value-type="string">
            <text:p>vaha1</text:p>
          </table:table-cell>
          <table:table-cell table:style-name="ce2" office:value-type="float" office:value="0.000000782857894897">
            <text:p>0,000000782857894897</text:p>
          </table:table-cell>
        </table:table-row>
        <table:table-row table:style-name="ro1">
          <table:table-cell table:number-columns-repeated="5"/>
          <table:table-cell office:value-type="string">
            <text:p>vaha2</text:p>
          </table:table-cell>
          <table:table-cell table:style-name="ce2" office:value-type="float" office:value="0.000000783548355103">
            <text:p>0,000000783548355103</text:p>
          </table:table-cell>
        </table:table-row>
        <table:table-row table:style-name="ro1">
          <table:table-cell table:number-columns-repeated="5"/>
          <table:table-cell office:value-type="string">
            <text:p>vaha3</text:p>
          </table:table-cell>
          <table:table-cell table:style-name="ce2" office:value-type="float" office:value="0.000000787112236023">
            <text:p>0,000000787112236023</text:p>
          </table:table-cell>
        </table:table-row>
        <table:table-row table:style-name="ro1">
          <table:table-cell table:number-columns-repeated="5"/>
          <table:table-cell office:value-type="string">
            <text:p>vaha4</text:p>
          </table:table-cell>
          <table:table-cell table:style-name="ce2" office:value-type="float" office:value="0.000000779580116272">
            <text:p>0,000000779580116272</text:p>
          </table:table-cell>
        </table:table-row>
        <table:table-row table:style-name="ro1">
          <table:table-cell table:number-columns-repeated="5"/>
          <table:table-cell office:value-type="string">
            <text:p>vaha5</text:p>
          </table:table-cell>
          <table:table-cell table:style-name="ce2" office:value-type="float" office:value="0.000000780212402344">
            <text:p>0,000000780212402344</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Arial" style:language-asian="zh" style:country-asian="CN" style:font-name-complex="Arial"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18" number:min-integer-digits="0" number:grouping="true"/>
    </number:number-style>
    <number:number-style style:name="N111">
      <number:number number:decimal-places="18" number:min-integer-digits="1" number:grouping="true"/>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9.02.2012</text:date>, <text:time>07:05:58</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49cm"/>
    </style:style>
    <style:style style:name="co3" style:family="table-column">
      <style:table-column-properties fo:break-before="auto" style:column-width="4.1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text-properties style:text-position=""/>
    </style:style>
    <style:style style:name="ce2" style:family="table-cell" style:parent-style-name="Default" style:data-style-name="N111"/>
  </office:automatic-styles>
  <office:body>
    <office:spreadsheet>
      <table:table table:name="List1" table:style-name="ta1">
        <table:table-column table:style-name="co1" table:number-columns-repeated="7" table:default-cell-style-name="Default"/>
        <table:table-column table:style-name="co2" table:default-cell-style-name="Default"/>
        <table:table-column table:style-name="co3" table:number-columns-repeated="2" table:default-cell-style-name="ce2"/>
        <table:table-row table:style-name="ro1" table:number-rows-repeated="7">
          <table:table-cell table:number-columns-repeated="8"/>
          <table:table-cell table:style-name="Default" table:number-columns-repeated="2"/>
        </table:table-row>
        <table:table-row table:style-name="ro1">
          <table:table-cell table:number-columns-repeated="8"/>
          <table:table-cell table:style-name="Default" office:value-type="string">
            <text:p>prumer</text:p>
          </table:table-cell>
          <table:table-cell table:style-name="Default" office:value-type="string">
            <text:p>max</text:p>
          </table:table-cell>
        </table:table-row>
        <table:table-row table:style-name="ro1">
          <table:table-cell table:number-columns-repeated="7"/>
          <table:table-cell office:value-type="string">
            <text:p>cena1</text:p>
          </table:table-cell>
          <table:table-cell office:value-type="float" office:value="0.009012967024179">
            <text:p>0,009012967024179000</text:p>
          </table:table-cell>
          <table:table-cell office:value-type="float" office:value="0.042105263157895">
            <text:p>0,042105263157895000</text:p>
          </table:table-cell>
        </table:table-row>
        <table:table-row table:style-name="ro1">
          <table:table-cell table:number-columns-repeated="7"/>
          <table:table-cell office:value-type="string">
            <text:p>cena2</text:p>
          </table:table-cell>
          <table:table-cell office:value-type="float" office:value="0.0079597491153471">
            <text:p>0,007959749115347100</text:p>
          </table:table-cell>
          <table:table-cell office:value-type="float" office:value="0.029304029304029">
            <text:p>0,029304029304029000</text:p>
          </table:table-cell>
        </table:table-row>
        <table:table-row table:style-name="ro1">
          <table:table-cell table:number-columns-repeated="7"/>
          <table:table-cell office:value-type="string">
            <text:p>cena3</text:p>
          </table:table-cell>
          <table:table-cell office:value-type="float" office:value="0.0075093781790685">
            <text:p>0,007509378179068500</text:p>
          </table:table-cell>
          <table:table-cell office:value-type="float" office:value="0.044390637610977">
            <text:p>0,044390637610977000</text:p>
          </table:table-cell>
        </table:table-row>
        <table:table-row table:style-name="ro1">
          <table:table-cell table:number-columns-repeated="7"/>
          <table:table-cell office:value-type="string">
            <text:p>cena4</text:p>
          </table:table-cell>
          <table:table-cell office:value-type="float" office:value="0.0059415982199109">
            <text:p>0,005941598219910900</text:p>
          </table:table-cell>
          <table:table-cell office:value-type="float" office:value="0.056121753615507">
            <text:p>0,056121753615507000</text:p>
          </table:table-cell>
        </table:table-row>
        <table:table-row table:style-name="ro1">
          <table:table-cell table:number-columns-repeated="7"/>
          <table:table-cell office:value-type="string">
            <text:p>cena5</text:p>
          </table:table-cell>
          <table:table-cell office:value-type="float" office:value="0.0067786084967244">
            <text:p>0,006778608496724400</text:p>
          </table:table-cell>
          <table:table-cell office:value-type="float" office:value="0.036797008510124">
            <text:p>0,036797008510124000</text:p>
          </table:table-cell>
        </table:table-row>
        <table:table-row table:style-name="ro1">
          <table:table-cell table:number-columns-repeated="7"/>
          <table:table-cell office:value-type="string">
            <text:p>granlus1</text:p>
          </table:table-cell>
          <table:table-cell office:value-type="float" office:value="0.0067976905463267">
            <text:p>0,006797690546326700</text:p>
          </table:table-cell>
          <table:table-cell office:value-type="float" office:value="0.028860028860029">
            <text:p>0,028860028860029000</text:p>
          </table:table-cell>
        </table:table-row>
        <table:table-row table:style-name="ro1">
          <table:table-cell table:number-columns-repeated="7"/>
          <table:table-cell office:value-type="string">
            <text:p>granlus2</text:p>
          </table:table-cell>
          <table:table-cell office:value-type="float" office:value="0.0072971240205204">
            <text:p>0,007297124020520400</text:p>
          </table:table-cell>
          <table:table-cell office:value-type="float" office:value="0.047729918509895">
            <text:p>0,047729918509895000</text:p>
          </table:table-cell>
        </table:table-row>
        <table:table-row table:style-name="ro1">
          <table:table-cell table:number-columns-repeated="7"/>
          <table:table-cell office:value-type="string">
            <text:p>granlus3</text:p>
          </table:table-cell>
          <table:table-cell office:value-type="float" office:value="0.0058301690014892">
            <text:p>0,005830169001489200</text:p>
          </table:table-cell>
          <table:table-cell office:value-type="float" office:value="0.027465667915106">
            <text:p>0,027465667915106000</text:p>
          </table:table-cell>
        </table:table-row>
        <table:table-row table:style-name="ro1">
          <table:table-cell table:number-columns-repeated="7"/>
          <table:table-cell office:value-type="string">
            <text:p>granlus4</text:p>
          </table:table-cell>
          <table:table-cell office:value-type="float" office:value="0.0099540829980244">
            <text:p>0,009954082998024400</text:p>
          </table:table-cell>
          <table:table-cell office:value-type="float" office:value="0.048411497730711">
            <text:p>0,048411497730711000</text:p>
          </table:table-cell>
        </table:table-row>
        <table:table-row table:style-name="ro1">
          <table:table-cell table:number-columns-repeated="7"/>
          <table:table-cell office:value-type="string">
            <text:p>granlus5</text:p>
          </table:table-cell>
          <table:table-cell office:value-type="float" office:value="0.0050159104146453">
            <text:p>0,005015910414645300</text:p>
          </table:table-cell>
          <table:table-cell office:value-type="float" office:value="0.029374201787995">
            <text:p>0,029374201787995000</text:p>
          </table:table-cell>
        </table:table-row>
        <table:table-row table:style-name="ro1">
          <table:table-cell table:number-columns-repeated="7"/>
          <table:table-cell office:value-type="string">
            <text:p>granlus6</text:p>
          </table:table-cell>
          <table:table-cell office:value-type="float" office:value="0.0095720459183541">
            <text:p>0,009572045918354100</text:p>
          </table:table-cell>
          <table:table-cell office:value-type="float" office:value="0.028985507246377">
            <text:p>0,028985507246377000</text:p>
          </table:table-cell>
        </table:table-row>
        <table:table-row table:style-name="ro1">
          <table:table-cell table:number-columns-repeated="7"/>
          <table:table-cell office:value-type="string">
            <text:p>granlus7</text:p>
          </table:table-cell>
          <table:table-cell office:value-type="float" office:value="0.0033096509305085">
            <text:p>0,003309650930508500</text:p>
          </table:table-cell>
          <table:table-cell office:value-type="float" office:value="0.024355300859599">
            <text:p>0,024355300859599000</text:p>
          </table:table-cell>
        </table:table-row>
        <table:table-row table:style-name="ro1">
          <table:table-cell table:number-columns-repeated="7"/>
          <table:table-cell office:value-type="string">
            <text:p>granlus8</text:p>
          </table:table-cell>
          <table:table-cell office:value-type="float" office:value="0.0072924228677462">
            <text:p>0,007292422867746200</text:p>
          </table:table-cell>
          <table:table-cell office:value-type="float" office:value="0.034090909090909">
            <text:p>0,034090909090909000</text:p>
          </table:table-cell>
        </table:table-row>
        <table:table-row table:style-name="ro1">
          <table:table-cell table:number-columns-repeated="7"/>
          <table:table-cell office:value-type="string">
            <text:p>granlus9</text:p>
          </table:table-cell>
          <table:table-cell office:value-type="float" office:value="0.0088436801706596">
            <text:p>0,008843680170659600</text:p>
          </table:table-cell>
          <table:table-cell office:value-type="float" office:value="0.059914407988588">
            <text:p>0,059914407988588000</text:p>
          </table:table-cell>
        </table:table-row>
        <table:table-row table:style-name="ro1">
          <table:table-cell table:number-columns-repeated="7"/>
          <table:table-cell office:value-type="string">
            <text:p>granlus10</text:p>
          </table:table-cell>
          <table:table-cell office:value-type="float" office:value="0.0068791215270224">
            <text:p>0,006879121527022400</text:p>
          </table:table-cell>
          <table:table-cell office:value-type="float" office:value="0.03230543318649">
            <text:p>0,032305433186490000</text:p>
          </table:table-cell>
        </table:table-row>
        <table:table-row table:style-name="ro1">
          <table:table-cell table:number-columns-repeated="7"/>
          <table:table-cell office:value-type="string">
            <text:p>granmin1</text:p>
          </table:table-cell>
          <table:table-cell office:value-type="float" office:value="0.0056055885807565">
            <text:p>0,005605588580756500</text:p>
          </table:table-cell>
          <table:table-cell office:value-type="float" office:value="0.031358885017422">
            <text:p>0,031358885017422000</text:p>
          </table:table-cell>
        </table:table-row>
        <table:table-row table:style-name="ro1">
          <table:table-cell table:number-columns-repeated="7"/>
          <table:table-cell office:value-type="string">
            <text:p>granmin2</text:p>
          </table:table-cell>
          <table:table-cell office:value-type="float" office:value="0.0054975100964777">
            <text:p>0,005497510096477700</text:p>
          </table:table-cell>
          <table:table-cell office:value-type="float" office:value="0.032558139534884">
            <text:p>0,032558139534884000</text:p>
          </table:table-cell>
        </table:table-row>
        <table:table-row table:style-name="ro1">
          <table:table-cell table:number-columns-repeated="7"/>
          <table:table-cell office:value-type="string">
            <text:p>granmin3</text:p>
          </table:table-cell>
          <table:table-cell office:value-type="float" office:value="0.0053689414529044">
            <text:p>0,005368941452904400</text:p>
          </table:table-cell>
          <table:table-cell office:value-type="float" office:value="0.031161473087819">
            <text:p>0,031161473087819000</text:p>
          </table:table-cell>
        </table:table-row>
        <table:table-row table:style-name="ro1">
          <table:table-cell table:number-columns-repeated="7"/>
          <table:table-cell office:value-type="string">
            <text:p>granmin4</text:p>
          </table:table-cell>
          <table:table-cell office:value-type="float" office:value="0.0036663416876341">
            <text:p>0,003666341687634100</text:p>
          </table:table-cell>
          <table:table-cell office:value-type="float" office:value="0.021301775147929">
            <text:p>0,021301775147929000</text:p>
          </table:table-cell>
        </table:table-row>
        <table:table-row table:style-name="ro1">
          <table:table-cell table:number-columns-repeated="7"/>
          <table:table-cell office:value-type="string">
            <text:p>granmin5</text:p>
          </table:table-cell>
          <table:table-cell office:value-type="float" office:value="0.011519757386656">
            <text:p>0,011519757386656000</text:p>
          </table:table-cell>
          <table:table-cell office:value-type="float" office:value="0.048030739673391">
            <text:p>0,048030739673391000</text:p>
          </table:table-cell>
        </table:table-row>
        <table:table-row table:style-name="ro1">
          <table:table-cell table:number-columns-repeated="7"/>
          <table:table-cell office:value-type="string">
            <text:p>granmin6</text:p>
          </table:table-cell>
          <table:table-cell office:value-type="float" office:value="0.0073172549992867">
            <text:p>0,007317254999286700</text:p>
          </table:table-cell>
          <table:table-cell office:value-type="float" office:value="0.035339063992359">
            <text:p>0,035339063992359000</text:p>
          </table:table-cell>
        </table:table-row>
        <table:table-row table:style-name="ro1">
          <table:table-cell table:number-columns-repeated="7"/>
          <table:table-cell office:value-type="string">
            <text:p>granmin7</text:p>
          </table:table-cell>
          <table:table-cell office:value-type="float" office:value="0.0082863851006057">
            <text:p>0,008286385100605700</text:p>
          </table:table-cell>
          <table:table-cell office:value-type="float" office:value="0.035502958579882">
            <text:p>0,035502958579882000</text:p>
          </table:table-cell>
        </table:table-row>
        <table:table-row table:style-name="ro1">
          <table:table-cell table:number-columns-repeated="7"/>
          <table:table-cell office:value-type="string">
            <text:p>granmin8</text:p>
          </table:table-cell>
          <table:table-cell office:value-type="float" office:value="0.0080148175201151">
            <text:p>0,008014817520115100</text:p>
          </table:table-cell>
          <table:table-cell office:value-type="float" office:value="0.04973544973545">
            <text:p>0,049735449735450000</text:p>
          </table:table-cell>
        </table:table-row>
        <table:table-row table:style-name="ro1">
          <table:table-cell table:number-columns-repeated="7"/>
          <table:table-cell office:value-type="string">
            <text:p>granmin9</text:p>
          </table:table-cell>
          <table:table-cell office:value-type="float" office:value="0.016590434443139">
            <text:p>0,016590434443139000</text:p>
          </table:table-cell>
          <table:table-cell office:value-type="float" office:value="0.086631016042781">
            <text:p>0,086631016042781000</text:p>
          </table:table-cell>
        </table:table-row>
        <table:table-row table:style-name="ro1">
          <table:table-cell table:number-columns-repeated="7"/>
          <table:table-cell office:value-type="string">
            <text:p>granmin10</text:p>
          </table:table-cell>
          <table:table-cell office:value-type="float" office:value="0.004428442727933">
            <text:p>0,004428442727933000</text:p>
          </table:table-cell>
          <table:table-cell office:value-type="float" office:value="0.017201834862385">
            <text:p>0,017201834862385000</text:p>
          </table:table-cell>
        </table:table-row>
        <table:table-row table:style-name="ro1">
          <table:table-cell table:number-columns-repeated="7"/>
          <table:table-cell office:value-type="string">
            <text:p>kap1</text:p>
          </table:table-cell>
          <table:table-cell office:value-type="float" office:value="0.018486225430791">
            <text:p>0,018486225430791000</text:p>
          </table:table-cell>
          <table:table-cell office:value-type="float" office:value="0.12238805970149">
            <text:p>0,122388059701490000</text:p>
          </table:table-cell>
        </table:table-row>
        <table:table-row table:style-name="ro1">
          <table:table-cell table:number-columns-repeated="7"/>
          <table:table-cell office:value-type="string">
            <text:p>kap2</text:p>
          </table:table-cell>
          <table:table-cell office:value-type="float" office:value="0.013940056134085">
            <text:p>0,013940056134085000</text:p>
          </table:table-cell>
          <table:table-cell office:value-type="float" office:value="0.074363992172211">
            <text:p>0,074363992172211000</text:p>
          </table:table-cell>
        </table:table-row>
        <table:table-row table:style-name="ro1">
          <table:table-cell table:number-columns-repeated="7"/>
          <table:table-cell office:value-type="string">
            <text:p>kap3</text:p>
          </table:table-cell>
          <table:table-cell office:value-type="float" office:value="0.0079597491153471">
            <text:p>0,007959749115347100</text:p>
          </table:table-cell>
          <table:table-cell office:value-type="float" office:value="0.029304029304029">
            <text:p>0,029304029304029000</text:p>
          </table:table-cell>
        </table:table-row>
        <table:table-row table:style-name="ro1">
          <table:table-cell table:number-columns-repeated="7"/>
          <table:table-cell office:value-type="string">
            <text:p>kap4</text:p>
          </table:table-cell>
          <table:table-cell office:value-type="float" office:value="0.0033666684284025">
            <text:p>0,003366668428402500</text:p>
          </table:table-cell>
          <table:table-cell office:value-type="float" office:value="0.028169014084507">
            <text:p>0,028169014084507000</text:p>
          </table:table-cell>
        </table:table-row>
        <table:table-row table:style-name="ro1">
          <table:table-cell table:number-columns-repeated="7"/>
          <table:table-cell office:value-type="string">
            <text:p>kap5</text:p>
          </table:table-cell>
          <table:table-cell office:value-type="float" office:value="0.0013645458801849">
            <text:p>0,001364545880184900</text:p>
          </table:table-cell>
          <table:table-cell office:value-type="float" office:value="0.009469696969697">
            <text:p>0,009469696969697000</text:p>
          </table:table-cell>
        </table:table-row>
        <table:table-row table:style-name="ro1">
          <table:table-cell table:number-columns-repeated="7"/>
          <table:table-cell office:value-type="string">
            <text:p>vaha1</text:p>
          </table:table-cell>
          <table:table-cell office:value-type="float" office:value="0.0079597491153471">
            <text:p>0,007959749115347100</text:p>
          </table:table-cell>
          <table:table-cell office:value-type="float" office:value="0.029304029304029">
            <text:p>0,029304029304029000</text:p>
          </table:table-cell>
        </table:table-row>
        <table:table-row table:style-name="ro1">
          <table:table-cell table:number-columns-repeated="7"/>
          <table:table-cell office:value-type="string">
            <text:p>vaha2</text:p>
          </table:table-cell>
          <table:table-cell office:value-type="float" office:value="0.008116795553134">
            <text:p>0,008116795553134000</text:p>
          </table:table-cell>
          <table:table-cell office:value-type="float" office:value="0.054303278688525">
            <text:p>0,054303278688525000</text:p>
          </table:table-cell>
        </table:table-row>
        <table:table-row table:style-name="ro1">
          <table:table-cell table:number-columns-repeated="7"/>
          <table:table-cell office:value-type="string">
            <text:p>vaha3</text:p>
          </table:table-cell>
          <table:table-cell office:value-type="float" office:value="0.0072181141835229">
            <text:p>0,007218114183522900</text:p>
          </table:table-cell>
          <table:table-cell office:value-type="float" office:value="0.045685279187817">
            <text:p>0,045685279187817000</text:p>
          </table:table-cell>
        </table:table-row>
        <table:table-row table:style-name="ro1">
          <table:table-cell table:number-columns-repeated="7"/>
          <table:table-cell office:value-type="string">
            <text:p>vaha4</text:p>
          </table:table-cell>
          <table:table-cell office:value-type="float" office:value="0.0079045583416501">
            <text:p>0,007904558341650100</text:p>
          </table:table-cell>
          <table:table-cell office:value-type="float" office:value="0.026415094339623">
            <text:p>0,026415094339623000</text:p>
          </table:table-cell>
        </table:table-row>
        <table:table-row table:style-name="ro1">
          <table:table-cell table:number-columns-repeated="7"/>
          <table:table-cell office:value-type="string">
            <text:p>vaha5</text:p>
          </table:table-cell>
          <table:table-cell office:value-type="float" office:value="0.0068164616493484">
            <text:p>0,006816461649348400</text:p>
          </table:table-cell>
          <table:table-cell office:value-type="float" office:value="0.032620922384702">
            <text:p>0,0326209223847020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Arial" style:language-asian="zh" style:country-asian="CN" style:font-name-complex="Arial"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18" number:min-integer-digits="0" number:grouping="true"/>
    </number:number-style>
    <number:number-style style:name="N111">
      <number:number number:decimal-places="18" number:min-integer-digits="1" number:grouping="true"/>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9.02.2012</text:date>, <text:time>07:07:48</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951cm" style:legend-expansion="high" chart:style-name="ch2"/>
        <chart:plot-area chart:style-name="ch3" chart:data-source-has-labels="both" svg:x="1.33cm" svg:y="0.851cm" svg:width="12.217cm" svg:height="6.988cm">
          <chartooo:coordinate-region svg:x="5.206cm" svg:y="1.05cm" svg:width="8.341cm" svg:height="6.142cm"/>
          <chart:axis chart:dimension="x" chart:name="primary-x" chart:style-name="ch4" chartooo:axis-type="auto">
            <chartooo:date-scale/>
            <chart:title svg:x="6.838cm" svg:y="8.018cm" chart:style-name="ch5">
              <text:p>dataset</text:p>
            </chart:title>
            <chart:categories table:cell-range-address="local-table.$A$2:.$A$6"/>
          </chart:axis>
          <chart:axis chart:dimension="y" chart:name="primary-y" chart:style-name="ch6">
            <chart:title svg:x="0.451cm" svg:y="5.09cm" chart:style-name="ch7">
              <text:p>chyba [%]</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vaha1</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vaha2</text:p>
              </table:table-cell>
              <table:table-cell office:value-type="float" office:value="0.008116795553134">
                <text:p>0.008116795553134</text:p>
              </table:table-cell>
              <table:table-cell office:value-type="float" office:value="0.054303278688525">
                <text:p>0.054303278688525</text:p>
              </table:table-cell>
            </table:table-row>
            <table:table-row>
              <table:table-cell office:value-type="string">
                <text:p>vaha3</text:p>
              </table:table-cell>
              <table:table-cell office:value-type="float" office:value="0.0072181141835229">
                <text:p>0.0072181141835229</text:p>
              </table:table-cell>
              <table:table-cell office:value-type="float" office:value="0.045685279187817">
                <text:p>0.045685279187817</text:p>
              </table:table-cell>
            </table:table-row>
            <table:table-row>
              <table:table-cell office:value-type="string">
                <text:p>vaha4</text:p>
              </table:table-cell>
              <table:table-cell office:value-type="float" office:value="0.0079045583416501">
                <text:p>0.0079045583416501</text:p>
              </table:table-cell>
              <table:table-cell office:value-type="float" office:value="0.026415094339623">
                <text:p>0.026415094339623</text:p>
              </table:table-cell>
            </table:table-row>
            <table:table-row>
              <table:table-cell office:value-type="string">
                <text:p>vaha5</text:p>
              </table:table-cell>
              <table:table-cell office:value-type="float" office:value="0.0068164616493484">
                <text:p>0.0068164616493484</text:p>
              </table:table-cell>
              <table:table-cell office:value-type="float" office:value="0.032620922384702">
                <text:p>0.0326209223847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951cm" style:legend-expansion="high" chart:style-name="ch2"/>
        <chart:plot-area chart:style-name="ch3" chart:data-source-has-labels="both" svg:x="1.33cm" svg:y="0.851cm" svg:width="12.217cm" svg:height="6.988cm">
          <chartooo:coordinate-region svg:x="5.206cm" svg:y="1.051cm" svg:width="8.341cm" svg:height="6.141cm"/>
          <chart:axis chart:dimension="x" chart:name="primary-x" chart:style-name="ch4" chartooo:axis-type="auto">
            <chartooo:date-scale/>
            <chart:title svg:x="6.838cm" svg:y="8.018cm" chart:style-name="ch5">
              <text:p>dataset</text:p>
            </chart:title>
            <chart:categories table:cell-range-address="local-table.$A$2:.$A$6"/>
          </chart:axis>
          <chart:axis chart:dimension="y" chart:name="primary-y" chart:style-name="ch6">
            <chart:title svg:x="0.451cm" svg:y="5.09cm" chart:style-name="ch7">
              <text:p>chyba [%]</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kap1</text:p>
              </table:table-cell>
              <table:table-cell office:value-type="float" office:value="0.018486225430791">
                <text:p>0.018486225430791</text:p>
              </table:table-cell>
              <table:table-cell office:value-type="float" office:value="0.12238805970149">
                <text:p>0.12238805970149</text:p>
              </table:table-cell>
            </table:table-row>
            <table:table-row>
              <table:table-cell office:value-type="string">
                <text:p>kap2</text:p>
              </table:table-cell>
              <table:table-cell office:value-type="float" office:value="0.013940056134085">
                <text:p>0.013940056134085</text:p>
              </table:table-cell>
              <table:table-cell office:value-type="float" office:value="0.074363992172211">
                <text:p>0.074363992172211</text:p>
              </table:table-cell>
            </table:table-row>
            <table:table-row>
              <table:table-cell office:value-type="string">
                <text:p>kap3</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kap4</text:p>
              </table:table-cell>
              <table:table-cell office:value-type="float" office:value="0.0033666684284025">
                <text:p>0.0033666684284025</text:p>
              </table:table-cell>
              <table:table-cell office:value-type="float" office:value="0.028169014084507">
                <text:p>0.028169014084507</text:p>
              </table:table-cell>
            </table:table-row>
            <table:table-row>
              <table:table-cell office:value-type="string">
                <text:p>kap5</text:p>
              </table:table-cell>
              <table:table-cell office:value-type="float" office:value="0.0013645458801849">
                <text:p>0.0013645458801849</text:p>
              </table:table-cell>
              <table:table-cell office:value-type="float" office:value="0.009469696969697">
                <text:p>0.00946969696969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1cm" svg:height="8.999cm" xlink:href="." xlink:type="simple" chart:class="chart:bar" chart:style-name="ch1">
        <chart:legend chart:legend-position="end" svg:x="14.178cm" svg:y="3.951cm" style:legend-expansion="high" chart:style-name="ch2"/>
        <chart:plot-area chart:style-name="ch3" chart:data-source-has-labels="both" svg:x="1.33cm" svg:y="0.851cm" svg:width="12.21cm" svg:height="6.988cm">
          <chartooo:coordinate-region svg:x="5.206cm" svg:y="1.05cm" svg:width="8.334cm" svg:height="6.142cm"/>
          <chart:axis chart:dimension="x" chart:name="primary-x" chart:style-name="ch4" chartooo:axis-type="auto">
            <chartooo:date-scale/>
            <chart:title svg:x="6.835cm" svg:y="8.018cm" chart:style-name="ch5">
              <text:p>dataset</text:p>
            </chart:title>
            <chart:categories table:cell-range-address="local-table.$A$2:.$A$6"/>
          </chart:axis>
          <chart:axis chart:dimension="y" chart:name="primary-y" chart:style-name="ch6">
            <chart:title svg:x="0.451cm" svg:y="5.09cm" chart:style-name="ch7">
              <text:p>chyba [%]</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cena1</text:p>
              </table:table-cell>
              <table:table-cell office:value-type="float" office:value="0.009012967024179">
                <text:p>0.009012967024179</text:p>
              </table:table-cell>
              <table:table-cell office:value-type="float" office:value="0.042105263157895">
                <text:p>0.042105263157895</text:p>
              </table:table-cell>
            </table:table-row>
            <table:table-row>
              <table:table-cell office:value-type="string">
                <text:p>cena2</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cena3</text:p>
              </table:table-cell>
              <table:table-cell office:value-type="float" office:value="0.0075093781790685">
                <text:p>0.0075093781790685</text:p>
              </table:table-cell>
              <table:table-cell office:value-type="float" office:value="0.044390637610977">
                <text:p>0.044390637610977</text:p>
              </table:table-cell>
            </table:table-row>
            <table:table-row>
              <table:table-cell office:value-type="string">
                <text:p>cena4</text:p>
              </table:table-cell>
              <table:table-cell office:value-type="float" office:value="0.0059415982199109">
                <text:p>0.0059415982199109</text:p>
              </table:table-cell>
              <table:table-cell office:value-type="float" office:value="0.056121753615507">
                <text:p>0.056121753615507</text:p>
              </table:table-cell>
            </table:table-row>
            <table:table-row>
              <table:table-cell office:value-type="string">
                <text:p>cena5</text:p>
              </table:table-cell>
              <table:table-cell office:value-type="float" office:value="0.0067786084967244">
                <text:p>0.0067786084967244</text:p>
              </table:table-cell>
              <table:table-cell office:value-type="float" office:value="0.036797008510124">
                <text:p>0.03679700851012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21cm" svg:height="8.997cm" xlink:href="." xlink:type="simple" chart:class="chart:bar" chart:style-name="ch1">
        <chart:legend chart:legend-position="end" svg:x="14.208cm" svg:y="3.95cm" style:legend-expansion="high" chart:style-name="ch2"/>
        <chart:plot-area chart:style-name="ch3" chart:data-source-has-labels="both" svg:x="1.331cm" svg:y="0.851cm" svg:width="12.237cm" svg:height="6.986cm">
          <chartooo:coordinate-region svg:x="5.207cm" svg:y="1.05cm" svg:width="8.01cm" svg:height="5.742cm"/>
          <chart:axis chart:dimension="x" chart:name="primary-x" chart:style-name="ch4" chartooo:axis-type="auto">
            <chartooo:date-scale/>
            <chart:title svg:x="6.849cm" svg:y="8.016cm" chart:style-name="ch5">
              <text:p>dataset</text:p>
            </chart:title>
            <chart:categories table:cell-range-address="local-table.$A$2:.$A$11"/>
          </chart:axis>
          <chart:axis chart:dimension="y" chart:name="primary-y" chart:style-name="ch6">
            <chart:title svg:x="0.451cm" svg:y="5.089cm" chart:style-name="ch7">
              <text:p>chyba [%]</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granlus1</text:p>
              </table:table-cell>
              <table:table-cell office:value-type="float" office:value="0.0067976905463267">
                <text:p>0.0067976905463267</text:p>
              </table:table-cell>
              <table:table-cell office:value-type="float" office:value="0.028860028860029">
                <text:p>0.028860028860029</text:p>
              </table:table-cell>
            </table:table-row>
            <table:table-row>
              <table:table-cell office:value-type="string">
                <text:p>granlus2</text:p>
              </table:table-cell>
              <table:table-cell office:value-type="float" office:value="0.0072971240205204">
                <text:p>0.0072971240205204</text:p>
              </table:table-cell>
              <table:table-cell office:value-type="float" office:value="0.047729918509895">
                <text:p>0.047729918509895</text:p>
              </table:table-cell>
            </table:table-row>
            <table:table-row>
              <table:table-cell office:value-type="string">
                <text:p>granlus3</text:p>
              </table:table-cell>
              <table:table-cell office:value-type="float" office:value="0.0058301690014892">
                <text:p>0.0058301690014892</text:p>
              </table:table-cell>
              <table:table-cell office:value-type="float" office:value="0.027465667915106">
                <text:p>0.027465667915106</text:p>
              </table:table-cell>
            </table:table-row>
            <table:table-row>
              <table:table-cell office:value-type="string">
                <text:p>granlus4</text:p>
              </table:table-cell>
              <table:table-cell office:value-type="float" office:value="0.0099540829980244">
                <text:p>0.0099540829980244</text:p>
              </table:table-cell>
              <table:table-cell office:value-type="float" office:value="0.048411497730711">
                <text:p>0.048411497730711</text:p>
              </table:table-cell>
            </table:table-row>
            <table:table-row>
              <table:table-cell office:value-type="string">
                <text:p>granlus5</text:p>
              </table:table-cell>
              <table:table-cell office:value-type="float" office:value="0.0050159104146453">
                <text:p>0.0050159104146453</text:p>
              </table:table-cell>
              <table:table-cell office:value-type="float" office:value="0.029374201787995">
                <text:p>0.029374201787995</text:p>
              </table:table-cell>
            </table:table-row>
            <table:table-row>
              <table:table-cell office:value-type="string">
                <text:p>granlus6</text:p>
              </table:table-cell>
              <table:table-cell office:value-type="float" office:value="0.0095720459183541">
                <text:p>0.0095720459183541</text:p>
              </table:table-cell>
              <table:table-cell office:value-type="float" office:value="0.028985507246377">
                <text:p>0.028985507246377</text:p>
              </table:table-cell>
            </table:table-row>
            <table:table-row>
              <table:table-cell office:value-type="string">
                <text:p>granlus7</text:p>
              </table:table-cell>
              <table:table-cell office:value-type="float" office:value="0.0033096509305085">
                <text:p>0.0033096509305085</text:p>
              </table:table-cell>
              <table:table-cell office:value-type="float" office:value="0.024355300859599">
                <text:p>0.024355300859599</text:p>
              </table:table-cell>
            </table:table-row>
            <table:table-row>
              <table:table-cell office:value-type="string">
                <text:p>granlus8</text:p>
              </table:table-cell>
              <table:table-cell office:value-type="float" office:value="0.0072924228677462">
                <text:p>0.0072924228677462</text:p>
              </table:table-cell>
              <table:table-cell office:value-type="float" office:value="0.034090909090909">
                <text:p>0.034090909090909</text:p>
              </table:table-cell>
            </table:table-row>
            <table:table-row>
              <table:table-cell office:value-type="string">
                <text:p>granlus9</text:p>
              </table:table-cell>
              <table:table-cell office:value-type="float" office:value="0.0088436801706596">
                <text:p>0.0088436801706596</text:p>
              </table:table-cell>
              <table:table-cell office:value-type="float" office:value="0.059914407988588">
                <text:p>0.059914407988588</text:p>
              </table:table-cell>
            </table:table-row>
            <table:table-row>
              <table:table-cell office:value-type="string">
                <text:p>granlus10</text:p>
              </table:table-cell>
              <table:table-cell office:value-type="float" office:value="0.0068791215270224">
                <text:p>0.0068791215270224</text:p>
              </table:table-cell>
              <table:table-cell office:value-type="float" office:value="0.03230543318649">
                <text:p>0.03230543318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link-data-style-to-source="false"/>
      <style:graphic-properties draw:stroke="none" draw:fill-color="#004586"/>
      <style:text-properties fo:font-size="10pt" style:font-size-asian="10pt" style:font-size-complex="10pt"/>
    </style:style>
    <style:style style:name="ch10" style:family="chart" style:data-style-name="N108">
      <style:chart-properties chart:link-data-style-to-source="fals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951cm" style:legend-expansion="high" chart:style-name="ch2"/>
        <chart:plot-area chart:style-name="ch3" chart:data-source-has-labels="both" svg:x="1.33cm" svg:y="0.851cm" svg:width="12.217cm" svg:height="6.988cm">
          <chartooo:coordinate-region svg:x="5.206cm" svg:y="1.05cm" svg:width="7.933cm" svg:height="5.744cm"/>
          <chart:axis chart:dimension="x" chart:name="primary-x" chart:style-name="ch4" chartooo:axis-type="auto">
            <chartooo:date-scale/>
            <chart:title svg:x="6.838cm" svg:y="8.018cm" chart:style-name="ch5">
              <text:p>dataset</text:p>
            </chart:title>
            <chart:categories table:cell-range-address="local-table.$A$2:.$A$11"/>
          </chart:axis>
          <chart:axis chart:dimension="y" chart:name="primary-y" chart:style-name="ch6">
            <chart:title svg:x="0.451cm" svg:y="5.09cm" chart:style-name="ch7">
              <text:p>chyba [%]</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granmin1</text:p>
              </table:table-cell>
              <table:table-cell office:value-type="float" office:value="0.0056055885807565">
                <text:p>0.0056055885807565</text:p>
              </table:table-cell>
              <table:table-cell office:value-type="float" office:value="0.031358885017422">
                <text:p>0.031358885017422</text:p>
              </table:table-cell>
            </table:table-row>
            <table:table-row>
              <table:table-cell office:value-type="string">
                <text:p>granmin2</text:p>
              </table:table-cell>
              <table:table-cell office:value-type="float" office:value="0.0054975100964777">
                <text:p>0.0054975100964777</text:p>
              </table:table-cell>
              <table:table-cell office:value-type="float" office:value="0.032558139534884">
                <text:p>0.032558139534884</text:p>
              </table:table-cell>
            </table:table-row>
            <table:table-row>
              <table:table-cell office:value-type="string">
                <text:p>granmin3</text:p>
              </table:table-cell>
              <table:table-cell office:value-type="float" office:value="0.0053689414529044">
                <text:p>0.0053689414529044</text:p>
              </table:table-cell>
              <table:table-cell office:value-type="float" office:value="0.031161473087819">
                <text:p>0.031161473087819</text:p>
              </table:table-cell>
            </table:table-row>
            <table:table-row>
              <table:table-cell office:value-type="string">
                <text:p>granmin4</text:p>
              </table:table-cell>
              <table:table-cell office:value-type="float" office:value="0.0036663416876341">
                <text:p>0.0036663416876341</text:p>
              </table:table-cell>
              <table:table-cell office:value-type="float" office:value="0.021301775147929">
                <text:p>0.021301775147929</text:p>
              </table:table-cell>
            </table:table-row>
            <table:table-row>
              <table:table-cell office:value-type="string">
                <text:p>granmin5</text:p>
              </table:table-cell>
              <table:table-cell office:value-type="float" office:value="0.011519757386656">
                <text:p>0.011519757386656</text:p>
              </table:table-cell>
              <table:table-cell office:value-type="float" office:value="0.048030739673391">
                <text:p>0.048030739673391</text:p>
              </table:table-cell>
            </table:table-row>
            <table:table-row>
              <table:table-cell office:value-type="string">
                <text:p>granmin6</text:p>
              </table:table-cell>
              <table:table-cell office:value-type="float" office:value="0.0073172549992867">
                <text:p>0.0073172549992867</text:p>
              </table:table-cell>
              <table:table-cell office:value-type="float" office:value="0.035339063992359">
                <text:p>0.035339063992359</text:p>
              </table:table-cell>
            </table:table-row>
            <table:table-row>
              <table:table-cell office:value-type="string">
                <text:p>granmin7</text:p>
              </table:table-cell>
              <table:table-cell office:value-type="float" office:value="0.0082863851006057">
                <text:p>0.0082863851006057</text:p>
              </table:table-cell>
              <table:table-cell office:value-type="float" office:value="0.035502958579882">
                <text:p>0.035502958579882</text:p>
              </table:table-cell>
            </table:table-row>
            <table:table-row>
              <table:table-cell office:value-type="string">
                <text:p>granmin8</text:p>
              </table:table-cell>
              <table:table-cell office:value-type="float" office:value="0.0080148175201151">
                <text:p>0.0080148175201151</text:p>
              </table:table-cell>
              <table:table-cell office:value-type="float" office:value="0.04973544973545">
                <text:p>0.04973544973545</text:p>
              </table:table-cell>
            </table:table-row>
            <table:table-row>
              <table:table-cell office:value-type="string">
                <text:p>granmin9</text:p>
              </table:table-cell>
              <table:table-cell office:value-type="float" office:value="0.016590434443139">
                <text:p>0.016590434443139</text:p>
              </table:table-cell>
              <table:table-cell office:value-type="float" office:value="0.086631016042781">
                <text:p>0.086631016042781</text:p>
              </table:table-cell>
            </table:table-row>
            <table:table-row>
              <table:table-cell office:value-type="string">
                <text:p>granmin10</text:p>
              </table:table-cell>
              <table:table-cell office:value-type="float" office:value="0.004428442727933">
                <text:p>0.004428442727933</text:p>
              </table:table-cell>
              <table:table-cell office:value-type="float" office:value="0.017201834862385">
                <text:p>0.01720183486238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